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3.468cm" fo:min-width="7.615cm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3.662cm" fo:min-width="5.393cm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427cm" fo:min-width="8.7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bcc" draw:textarea-horizontal-align="justify" draw:textarea-vertical-align="middle" draw:auto-grow-height="false" fo:min-height="4.001cm" fo:min-width="1.046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9" style:family="graphic" style:parent-style-name="standard">
      <style:graphic-properties draw:fill="solid" draw:fill-color="#fffbcc" draw:textarea-horizontal-align="justify" draw:textarea-vertical-align="middle" draw:auto-grow-height="false" fo:min-height="4.001cm" fo:min-width="1.045cm"/>
    </style:style>
    <style:style style:name="gr10" style:family="graphic" style:parent-style-name="standard">
      <style:graphic-properties draw:fill="solid" draw:fill-color="#fffbcc" draw:textarea-horizontal-align="justify" draw:textarea-vertical-align="middle" draw:auto-grow-height="false" fo:min-height="4cm" fo:min-width="1.046cm"/>
    </style:style>
    <style:style style:name="gr11" style:family="graphic" style:parent-style-name="standard">
      <style:graphic-properties draw:textarea-horizontal-align="justify" draw:textarea-vertical-align="middle" draw:auto-grow-height="false" fo:min-height="0.137cm" fo:min-width="3.171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0.136cm" fo:min-width="3.171cm"/>
    </style:style>
    <style:style style:name="gr14" style:family="graphic" style:parent-style-name="standard">
      <style:graphic-properties draw:fill="solid" draw:fill-color="#fffbcc" draw:textarea-horizontal-align="justify" draw:textarea-vertical-align="middle" draw:auto-grow-height="false" fo:min-height="3.228cm" fo:min-width="15.1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7" style:family="graphic" style:parent-style-name="standard">
      <style:graphic-properties draw:fill="solid" draw:fill-color="#fffbcc" draw:textarea-horizontal-align="justify" draw:textarea-vertical-align="middle" draw:auto-grow-height="false" fo:min-height="13.082cm" fo:min-width="0.756cm"/>
    </style:style>
    <style:style style:name="gr18" style:family="graphic" style:parent-style-name="standard">
      <style:graphic-properties draw:fill="solid" draw:fill-color="#fffbcc" draw:textarea-horizontal-align="justify" draw:textarea-vertical-align="middle" draw:auto-grow-height="false" fo:min-height="8.638cm" fo:min-width="3.751cm"/>
    </style:style>
    <style:style style:name="gr19" style:family="graphic" style:parent-style-name="standard">
      <style:graphic-properties draw:fill="solid" draw:fill-color="#fffbcc" draw:textarea-horizontal-align="justify" draw:textarea-vertical-align="middle" draw:auto-grow-height="false" fo:min-height="5.547cm" fo:min-width="3.751cm"/>
    </style:style>
    <style:style style:name="gr20" style:family="graphic" style:parent-style-name="standard">
      <style:graphic-properties draw:textarea-horizontal-align="justify" draw:textarea-vertical-align="middle" draw:auto-grow-height="false" fo:min-height="14.519cm" fo:min-width="0.0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3.515cm"/>
    </style:style>
    <style:style style:name="gr22" style:family="graphic" style:parent-style-name="objectwithoutfill">
      <style:graphic-properties draw:stroke="dash" draw:stroke-dash="Fine_20_Dott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7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0.3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.6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7cm" fo:min-width="3.7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bcc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6pt" style:font-size-asian="18pt" style:font-size-complex="18pt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115cm" svg:height="13.718cm" svg:x="11.68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93cm" svg:height="13.912cm" svg:x="5.422cm" svg:y="1.7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588cm" svg:height="1.353cm" draw:transform="rotate (1.57760311087767) translate (14.358cm 18.2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3" draw:layer="layout" svg:x1="7.451cm" svg:y1="3.458cm" svg:x2="8.997cm" svg:y2="4.811cm">
          <text:p/>
        </draw:line>
        <draw:line draw:style-name="gr4" draw:text-style-name="P3" draw:layer="layout" svg:x1="7.451cm" svg:y1="3.941cm" svg:x2="8.997cm" svg:y2="5.294cm">
          <text:p/>
        </draw:line>
        <draw:line draw:style-name="gr4" draw:text-style-name="P3" draw:layer="layout" svg:x1="7.451cm" svg:y1="4.424cm" svg:x2="8.997cm" svg:y2="5.777cm">
          <text:p/>
        </draw:line>
        <draw:line draw:style-name="gr4" draw:text-style-name="P3" draw:layer="layout" svg:x1="7.451cm" svg:y1="7.999cm" svg:x2="8.997cm" svg:y2="6.453cm">
          <text:p/>
        </draw:line>
        <draw:line draw:style-name="gr4" draw:text-style-name="P3" draw:layer="layout" svg:x1="7.451cm" svg:y1="8.482cm" svg:x2="8.997cm" svg:y2="6.936cm">
          <text:p/>
        </draw:line>
        <draw:line draw:style-name="gr4" draw:text-style-name="P3" draw:layer="layout" svg:x1="7.451cm" svg:y1="8.965cm" svg:x2="8.997cm" svg:y2="7.419cm">
          <text:p/>
        </draw:line>
        <draw:line draw:style-name="gr4" draw:text-style-name="P3" draw:layer="layout" svg:x1="7.451cm" svg:y1="7.999cm" svg:x2="8.997cm" svg:y2="9.448cm">
          <text:p/>
        </draw:line>
        <draw:line draw:style-name="gr4" draw:text-style-name="P3" draw:layer="layout" svg:x1="7.451cm" svg:y1="8.482cm" svg:x2="8.997cm" svg:y2="9.835cm">
          <text:p/>
        </draw:line>
        <draw:line draw:style-name="gr4" draw:text-style-name="P3" draw:layer="layout" svg:x1="7.451cm" svg:y1="8.965cm" svg:x2="8.997cm" svg:y2="10.318cm">
          <text:p/>
        </draw:line>
        <draw:line draw:style-name="gr4" draw:text-style-name="P3" draw:layer="layout" svg:x1="7.451cm" svg:y1="12.54cm" svg:x2="8.997cm" svg:y2="10.994cm">
          <text:p/>
        </draw:line>
        <draw:line draw:style-name="gr4" draw:text-style-name="P3" draw:layer="layout" svg:x1="7.451cm" svg:y1="13.119cm" svg:x2="8.997cm" svg:y2="11.477cm">
          <text:p/>
        </draw:line>
        <draw:line draw:style-name="gr4" draw:text-style-name="P3" draw:layer="layout" svg:x1="7.451cm" svg:y1="13.506cm" svg:x2="8.997cm" svg:y2="11.96cm">
          <text:p/>
        </draw:line>
        <draw:g>
          <draw:g>
            <draw:custom-shape draw:style-name="gr5" draw:text-style-name="P4" draw:layer="layout" svg:width="1.546cm" svg:height="4.251cm" svg:x="5.914cm" svg:y="2.00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202cm" svg:height="0.217cm" svg:x="5.80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5.817cm" svg:y="3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17cm" svg:y="4.6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17cm" svg:y="5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5.817cm" svg:y="2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08cm" svg:y="4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7.354cm" svg:y="3.3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7.354cm" svg:y="3.8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7.354cm" svg:y="4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5" draw:layer="layout" svg:width="1.539cm" svg:height="0.725cm" svg:x="5.964cm" svg:y="1.912cm">
            <draw:text-box>
              <text:p><text:span text:style-name="T1">L</text:span><text:span text:style-name="T1">U</text:span><text:span text:style-name="T1">T</text:span><text:span text:style-name="T1">2</text:span></text:p>
            </draw:text-box>
          </draw:frame>
          <draw:frame draw:style-name="gr8" draw:text-style-name="P6" draw:layer="layout" svg:width="0.739cm" svg:height="0.725cm" svg:x="6.871cm" svg:y="4.158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6.871cm" svg:y="3.675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6.871cm" svg:y="3.168cm">
            <draw:text-box>
              <text:p><text:span text:style-name="T1">2</text:span></text:p>
            </draw:text-box>
          </draw:frame>
          <draw:frame draw:style-name="gr8" draw:text-style-name="P6" draw:layer="layout" svg:width="0.739cm" svg:height="0.725cm" svg:x="5.867cm" svg:y="3.386cm">
            <draw:text-box>
              <text:p><text:span text:style-name="T1">3</text:span></text:p>
            </draw:text-box>
          </draw:frame>
          <draw:frame draw:style-name="gr8" draw:text-style-name="P6" draw:layer="layout" svg:width="0.739cm" svg:height="0.725cm" svg:x="5.867cm" svg:y="2.902cm">
            <draw:text-box>
              <text:p><text:span text:style-name="T1">4</text:span></text:p>
            </draw:text-box>
          </draw:frame>
          <draw:frame draw:style-name="gr8" draw:text-style-name="P6" draw:layer="layout" svg:width="0.739cm" svg:height="0.725cm" svg:x="5.867cm" svg:y="2.395cm">
            <draw:text-box>
              <text:p><text:span text:style-name="T1">5</text:span></text:p>
            </draw:text-box>
          </draw:frame>
          <draw:frame draw:style-name="gr8" draw:text-style-name="P6" draw:layer="layout" svg:width="0.739cm" svg:height="0.725cm" svg:x="5.867cm" svg:y="5.028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5.867cm" svg:y="4.545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5.867cm" svg:y="4.038cm">
            <draw:text-box>
              <text:p><text:span text:style-name="T1">2</text:span></text:p>
            </draw:text-box>
          </draw:frame>
        </draw:g>
        <draw:g>
          <draw:g>
            <draw:custom-shape draw:style-name="gr5" draw:text-style-name="P4" draw:layer="layout" svg:width="1.546cm" svg:height="4.251cm" svg:x="5.914cm" svg:y="6.4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202cm" svg:height="0.217cm" svg:x="5.808cm" svg:y="7.4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5.817cm" svg:y="7.9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17cm" svg:y="9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17cm" svg:y="9.6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17cm" svg:y="7.0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08cm" svg:y="8.6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7.354cm" svg:y="7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7.354cm" svg:y="8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7.354cm" svg:y="8.7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5" draw:layer="layout" svg:width="1.539cm" svg:height="0.725cm" svg:x="5.964cm" svg:y="6.356cm">
            <draw:text-box>
              <text:p><text:span text:style-name="T1">L</text:span><text:span text:style-name="T1">U</text:span><text:span text:style-name="T1">T</text:span><text:span text:style-name="T1">1</text:span></text:p>
            </draw:text-box>
          </draw:frame>
          <draw:frame draw:style-name="gr8" draw:text-style-name="P6" draw:layer="layout" svg:width="0.739cm" svg:height="0.725cm" svg:x="6.871cm" svg:y="8.602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6.871cm" svg:y="8.119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6.871cm" svg:y="7.612cm">
            <draw:text-box>
              <text:p><text:span text:style-name="T1">2</text:span></text:p>
            </draw:text-box>
          </draw:frame>
          <draw:frame draw:style-name="gr8" draw:text-style-name="P6" draw:layer="layout" svg:width="0.739cm" svg:height="0.725cm" svg:x="5.867cm" svg:y="7.83cm">
            <draw:text-box>
              <text:p><text:span text:style-name="T1">3</text:span></text:p>
            </draw:text-box>
          </draw:frame>
          <draw:frame draw:style-name="gr8" draw:text-style-name="P6" draw:layer="layout" svg:width="0.739cm" svg:height="0.725cm" svg:x="5.867cm" svg:y="7.347cm">
            <draw:text-box>
              <text:p><text:span text:style-name="T1">4</text:span></text:p>
            </draw:text-box>
          </draw:frame>
          <draw:frame draw:style-name="gr8" draw:text-style-name="P6" draw:layer="layout" svg:width="0.739cm" svg:height="0.725cm" svg:x="5.867cm" svg:y="6.839cm">
            <draw:text-box>
              <text:p><text:span text:style-name="T1">5</text:span></text:p>
            </draw:text-box>
          </draw:frame>
          <draw:frame draw:style-name="gr8" draw:text-style-name="P6" draw:layer="layout" svg:width="0.739cm" svg:height="0.725cm" svg:x="5.867cm" svg:y="9.472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5.867cm" svg:y="8.989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5.867cm" svg:y="8.482cm">
            <draw:text-box>
              <text:p><text:span text:style-name="T1">2</text:span></text:p>
            </draw:text-box>
          </draw:frame>
        </draw:g>
        <draw:g>
          <draw:g>
            <draw:custom-shape draw:style-name="gr5" draw:text-style-name="P4" draw:layer="layout" svg:width="1.546cm" svg:height="4.251cm" svg:x="5.914cm" svg:y="11.0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202cm" svg:height="0.216cm" svg:x="5.808cm" svg:y="12.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17cm" svg:y="12.6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17cm" svg:y="13.7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5.817cm" svg:y="14.2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5.817cm" svg:y="11.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5.808cm" svg:y="13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7.354cm" svg:y="12.4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7.354cm" svg:y="12.9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7.354cm" svg:y="13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5" draw:layer="layout" svg:width="1.539cm" svg:height="0.725cm" svg:x="5.964cm" svg:y="10.994cm">
            <draw:text-box>
              <text:p><text:span text:style-name="T1">L</text:span><text:span text:style-name="T1">U</text:span><text:span text:style-name="T1">T</text:span><text:span text:style-name="T1">0</text:span></text:p>
            </draw:text-box>
          </draw:frame>
          <draw:frame draw:style-name="gr8" draw:text-style-name="P6" draw:layer="layout" svg:width="0.739cm" svg:height="0.725cm" svg:x="6.871cm" svg:y="13.24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6.871cm" svg:y="12.757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6.871cm" svg:y="12.25cm">
            <draw:text-box>
              <text:p><text:span text:style-name="T1">2</text:span></text:p>
            </draw:text-box>
          </draw:frame>
          <draw:frame draw:style-name="gr8" draw:text-style-name="P6" draw:layer="layout" svg:width="0.739cm" svg:height="0.725cm" svg:x="5.867cm" svg:y="12.467cm">
            <draw:text-box>
              <text:p><text:span text:style-name="T1">3</text:span></text:p>
            </draw:text-box>
          </draw:frame>
          <draw:frame draw:style-name="gr8" draw:text-style-name="P6" draw:layer="layout" svg:width="0.739cm" svg:height="0.725cm" svg:x="5.867cm" svg:y="11.984cm">
            <draw:text-box>
              <text:p><text:span text:style-name="T1">4</text:span></text:p>
            </draw:text-box>
          </draw:frame>
          <draw:frame draw:style-name="gr8" draw:text-style-name="P6" draw:layer="layout" svg:width="0.739cm" svg:height="0.725cm" svg:x="5.867cm" svg:y="11.477cm">
            <draw:text-box>
              <text:p><text:span text:style-name="T1">5</text:span></text:p>
            </draw:text-box>
          </draw:frame>
          <draw:frame draw:style-name="gr8" draw:text-style-name="P6" draw:layer="layout" svg:width="0.739cm" svg:height="0.725cm" svg:x="5.867cm" svg:y="14.109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5.867cm" svg:y="13.626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5.867cm" svg:y="13.119cm">
            <draw:text-box>
              <text:p><text:span text:style-name="T1">2</text:span></text:p>
            </draw:text-box>
          </draw:frame>
        </draw:g>
        <draw:g>
          <draw:g>
            <draw:custom-shape draw:style-name="gr9" draw:text-style-name="P4" draw:layer="layout" svg:width="1.545cm" svg:height="4.251cm" svg:x="8.968cm" svg:y="4.13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202cm" svg:height="0.216cm" svg:x="8.862cm" svg:y="5.1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8.871cm" svg:y="5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8.871cm" svg:y="6.8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8.871cm" svg:y="7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8.871cm" svg:y="4.7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8.862cm" svg:y="6.3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0.408cm" svg:y="5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0.408cm" svg:y="5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0.408cm" svg:y="6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5" draw:layer="layout" svg:width="1.539cm" svg:height="0.725cm" svg:x="9.018cm" svg:y="4.038cm">
            <draw:text-box>
              <text:p><text:span text:style-name="T1">L</text:span><text:span text:style-name="T1">U</text:span><text:span text:style-name="T1">T</text:span><text:span text:style-name="T1">4</text:span></text:p>
            </draw:text-box>
          </draw:frame>
          <draw:frame draw:style-name="gr8" draw:text-style-name="P6" draw:layer="layout" svg:width="0.739cm" svg:height="0.725cm" svg:x="9.925cm" svg:y="6.284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9.925cm" svg:y="5.801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9.925cm" svg:y="5.294cm">
            <draw:text-box>
              <text:p><text:span text:style-name="T1">2</text:span></text:p>
            </draw:text-box>
          </draw:frame>
          <draw:frame draw:style-name="gr8" draw:text-style-name="P6" draw:layer="layout" svg:width="0.739cm" svg:height="0.725cm" svg:x="8.921cm" svg:y="5.511cm">
            <draw:text-box>
              <text:p><text:span text:style-name="T1">3</text:span></text:p>
            </draw:text-box>
          </draw:frame>
          <draw:frame draw:style-name="gr8" draw:text-style-name="P6" draw:layer="layout" svg:width="0.739cm" svg:height="0.725cm" svg:x="8.921cm" svg:y="5.028cm">
            <draw:text-box>
              <text:p><text:span text:style-name="T1">4</text:span></text:p>
            </draw:text-box>
          </draw:frame>
          <draw:frame draw:style-name="gr8" draw:text-style-name="P6" draw:layer="layout" svg:width="0.739cm" svg:height="0.725cm" svg:x="8.921cm" svg:y="4.521cm">
            <draw:text-box>
              <text:p><text:span text:style-name="T1">5</text:span></text:p>
            </draw:text-box>
          </draw:frame>
          <draw:frame draw:style-name="gr8" draw:text-style-name="P6" draw:layer="layout" svg:width="0.739cm" svg:height="0.725cm" svg:x="8.921cm" svg:y="7.153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8.921cm" svg:y="6.67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8.921cm" svg:y="6.163cm">
            <draw:text-box>
              <text:p><text:span text:style-name="T1">2</text:span></text:p>
            </draw:text-box>
          </draw:frame>
        </draw:g>
        <draw:g>
          <draw:g>
            <draw:custom-shape draw:style-name="gr9" draw:text-style-name="P4" draw:layer="layout" svg:width="1.545cm" svg:height="4.251cm" svg:x="8.968cm" svg:y="8.67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202cm" svg:height="0.217cm" svg:x="8.862cm" svg:y="9.7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8.871cm" svg:y="10.1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8.871cm" svg:y="11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8.871cm" svg:y="11.8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8.871cm" svg:y="9.2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8.862cm" svg:y="10.8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0.408cm" svg:y="10.0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0.408cm" svg:y="10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0.408cm" svg:y="10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5" draw:layer="layout" svg:width="1.539cm" svg:height="0.725cm" svg:x="9.018cm" svg:y="8.578cm">
            <draw:text-box>
              <text:p><text:span text:style-name="T1">L</text:span><text:span text:style-name="T1">U</text:span><text:span text:style-name="T1">T</text:span><text:span text:style-name="T1">3</text:span></text:p>
            </draw:text-box>
          </draw:frame>
          <draw:frame draw:style-name="gr8" draw:text-style-name="P6" draw:layer="layout" svg:width="0.739cm" svg:height="0.725cm" svg:x="9.925cm" svg:y="10.825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9.925cm" svg:y="10.341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9.925cm" svg:y="9.834cm">
            <draw:text-box>
              <text:p><text:span text:style-name="T1">2</text:span></text:p>
            </draw:text-box>
          </draw:frame>
          <draw:frame draw:style-name="gr8" draw:text-style-name="P6" draw:layer="layout" svg:width="0.739cm" svg:height="0.725cm" svg:x="8.921cm" svg:y="10.052cm">
            <draw:text-box>
              <text:p><text:span text:style-name="T1">3</text:span></text:p>
            </draw:text-box>
          </draw:frame>
          <draw:frame draw:style-name="gr8" draw:text-style-name="P6" draw:layer="layout" svg:width="0.739cm" svg:height="0.725cm" svg:x="8.921cm" svg:y="9.569cm">
            <draw:text-box>
              <text:p><text:span text:style-name="T1">4</text:span></text:p>
            </draw:text-box>
          </draw:frame>
          <draw:frame draw:style-name="gr8" draw:text-style-name="P6" draw:layer="layout" svg:width="0.739cm" svg:height="0.725cm" svg:x="8.921cm" svg:y="9.061cm">
            <draw:text-box>
              <text:p><text:span text:style-name="T1">5</text:span></text:p>
            </draw:text-box>
          </draw:frame>
          <draw:frame draw:style-name="gr8" draw:text-style-name="P6" draw:layer="layout" svg:width="0.739cm" svg:height="0.725cm" svg:x="8.921cm" svg:y="11.694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8.921cm" svg:y="11.211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8.921cm" svg:y="10.704cm">
            <draw:text-box>
              <text:p><text:span text:style-name="T1">2</text:span></text:p>
            </draw:text-box>
          </draw:frame>
        </draw:g>
        <draw:g>
          <draw:g>
            <draw:custom-shape draw:style-name="gr5" draw:text-style-name="P4" draw:layer="layout" svg:width="1.546cm" svg:height="4.251cm" svg:x="17.41cm" svg:y="4.23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202cm" svg:height="0.217cm" svg:x="17.305cm" svg:y="5.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7.314cm" svg:y="5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7.314cm" svg:y="6.9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7.314cm" svg:y="7.4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7.314cm" svg:y="4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7.305cm" svg:y="6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8.851cm" svg:y="5.5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8.851cm" svg:y="6.0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8.851cm" svg:y="6.5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5" draw:layer="layout" svg:width="1.539cm" svg:height="0.725cm" svg:x="17.461cm" svg:y="4.134cm">
            <draw:text-box>
              <text:p><text:span text:style-name="T1">L</text:span><text:span text:style-name="T1">U</text:span><text:span text:style-name="T1">T</text:span><text:span text:style-name="T1">1</text:span></text:p>
            </draw:text-box>
          </draw:frame>
          <draw:frame draw:style-name="gr8" draw:text-style-name="P6" draw:layer="layout" svg:width="0.739cm" svg:height="0.725cm" svg:x="18.368cm" svg:y="6.38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18.368cm" svg:y="5.897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18.368cm" svg:y="5.39cm">
            <draw:text-box>
              <text:p><text:span text:style-name="T1">2</text:span></text:p>
            </draw:text-box>
          </draw:frame>
          <draw:frame draw:style-name="gr8" draw:text-style-name="P6" draw:layer="layout" svg:width="0.739cm" svg:height="0.725cm" svg:x="17.364cm" svg:y="5.608cm">
            <draw:text-box>
              <text:p><text:span text:style-name="T1">3</text:span></text:p>
            </draw:text-box>
          </draw:frame>
          <draw:frame draw:style-name="gr8" draw:text-style-name="P6" draw:layer="layout" svg:width="0.739cm" svg:height="0.725cm" svg:x="17.364cm" svg:y="5.125cm">
            <draw:text-box>
              <text:p><text:span text:style-name="T1">4</text:span></text:p>
            </draw:text-box>
          </draw:frame>
          <draw:frame draw:style-name="gr8" draw:text-style-name="P6" draw:layer="layout" svg:width="0.739cm" svg:height="0.725cm" svg:x="17.364cm" svg:y="4.617cm">
            <draw:text-box>
              <text:p><text:span text:style-name="T1">5</text:span></text:p>
            </draw:text-box>
          </draw:frame>
          <draw:frame draw:style-name="gr8" draw:text-style-name="P6" draw:layer="layout" svg:width="0.739cm" svg:height="0.725cm" svg:x="17.364cm" svg:y="7.25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17.364cm" svg:y="6.767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17.364cm" svg:y="6.26cm">
            <draw:text-box>
              <text:p><text:span text:style-name="T1">2</text:span></text:p>
            </draw:text-box>
          </draw:frame>
        </draw:g>
        <draw:g>
          <draw:g>
            <draw:custom-shape draw:style-name="gr10" draw:text-style-name="P4" draw:layer="layout" svg:width="1.546cm" svg:height="4.25cm" svg:x="17.41cm" svg:y="8.77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202cm" svg:height="0.216cm" svg:x="17.305cm" svg:y="9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7.314cm" svg:y="10.2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7.314cm" svg:y="11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7.314cm" svg:y="11.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7.314cm" svg:y="9.3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7.305cm" svg:y="10.9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8.851cm" svg:y="10.1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7cm" svg:x="18.851cm" svg:y="10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202cm" svg:height="0.216cm" svg:x="18.851cm" svg:y="11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5" draw:layer="layout" svg:width="1.539cm" svg:height="0.725cm" svg:x="17.461cm" svg:y="8.675cm">
            <draw:text-box>
              <text:p><text:span text:style-name="T1">LUT0</text:span></text:p>
            </draw:text-box>
          </draw:frame>
          <draw:frame draw:style-name="gr8" draw:text-style-name="P6" draw:layer="layout" svg:width="0.739cm" svg:height="0.725cm" svg:x="18.368cm" svg:y="10.921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18.368cm" svg:y="10.438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18.368cm" svg:y="9.931cm">
            <draw:text-box>
              <text:p><text:span text:style-name="T1">2</text:span></text:p>
            </draw:text-box>
          </draw:frame>
          <draw:frame draw:style-name="gr8" draw:text-style-name="P6" draw:layer="layout" svg:width="0.739cm" svg:height="0.725cm" svg:x="17.364cm" svg:y="10.148cm">
            <draw:text-box>
              <text:p><text:span text:style-name="T1">3</text:span></text:p>
            </draw:text-box>
          </draw:frame>
          <draw:frame draw:style-name="gr8" draw:text-style-name="P6" draw:layer="layout" svg:width="0.739cm" svg:height="0.725cm" svg:x="17.364cm" svg:y="9.665cm">
            <draw:text-box>
              <text:p><text:span text:style-name="T1">4</text:span></text:p>
            </draw:text-box>
          </draw:frame>
          <draw:frame draw:style-name="gr8" draw:text-style-name="P6" draw:layer="layout" svg:width="0.739cm" svg:height="0.725cm" svg:x="17.364cm" svg:y="9.158cm">
            <draw:text-box>
              <text:p><text:span text:style-name="T1">5</text:span></text:p>
            </draw:text-box>
          </draw:frame>
          <draw:frame draw:style-name="gr8" draw:text-style-name="P6" draw:layer="layout" svg:width="0.739cm" svg:height="0.725cm" svg:x="17.364cm" svg:y="11.791cm">
            <draw:text-box>
              <text:p><text:span text:style-name="T1">0</text:span></text:p>
            </draw:text-box>
          </draw:frame>
          <draw:frame draw:style-name="gr8" draw:text-style-name="P6" draw:layer="layout" svg:width="0.739cm" svg:height="0.725cm" svg:x="17.364cm" svg:y="11.308cm">
            <draw:text-box>
              <text:p><text:span text:style-name="T1">1</text:span></text:p>
            </draw:text-box>
          </draw:frame>
          <draw:frame draw:style-name="gr8" draw:text-style-name="P6" draw:layer="layout" svg:width="0.739cm" svg:height="0.725cm" svg:x="17.364cm" svg:y="10.8cm">
            <draw:text-box>
              <text:p><text:span text:style-name="T1">2</text:span></text:p>
            </draw:text-box>
          </draw:frame>
        </draw:g>
        <draw:line draw:style-name="gr4" draw:text-style-name="P3" draw:layer="layout" svg:x1="10.542cm" svg:y1="11.09cm" svg:x2="17.401cm" svg:y2="10.414cm">
          <text:p/>
        </draw:line>
        <draw:line draw:style-name="gr4" draw:text-style-name="P3" draw:layer="layout" svg:x1="10.446cm" svg:y1="10.607cm" svg:x2="17.402cm" svg:y2="9.931cm">
          <text:p/>
        </draw:line>
        <draw:line draw:style-name="gr4" draw:text-style-name="P3" draw:layer="layout" svg:x1="10.446cm" svg:y1="10.124cm" svg:x2="17.402cm" svg:y2="9.448cm">
          <text:p/>
        </draw:line>
        <draw:line draw:style-name="gr4" draw:text-style-name="P3" draw:layer="layout" svg:x1="10.446cm" svg:y1="6.549cm" svg:x2="17.402cm" svg:y2="5.873cm">
          <text:p/>
        </draw:line>
        <draw:line draw:style-name="gr4" draw:text-style-name="P3" draw:layer="layout" svg:x1="10.446cm" svg:y1="6.066cm" svg:x2="17.402cm" svg:y2="5.39cm">
          <text:p/>
        </draw:line>
        <draw:line draw:style-name="gr4" draw:text-style-name="P3" draw:layer="layout" svg:x1="10.446cm" svg:y1="5.583cm" svg:x2="17.402cm" svg:y2="4.907cm">
          <text:p/>
        </draw:line>
        <draw:line draw:style-name="gr4" draw:text-style-name="P3" draw:layer="layout" svg:x1="10.446cm" svg:y1="10.124cm" svg:x2="13.151cm" svg:y2="6.453cm">
          <text:p/>
        </draw:line>
        <draw:line draw:style-name="gr4" draw:text-style-name="P3" draw:layer="layout" svg:x1="10.446cm" svg:y1="10.608cm" svg:x2="13.151cm" svg:y2="7.033cm">
          <text:p/>
        </draw:line>
        <draw:line draw:style-name="gr4" draw:text-style-name="P3" draw:layer="layout" svg:x1="10.446cm" svg:y1="11.091cm" svg:x2="13.151cm" svg:y2="7.516cm">
          <text:p/>
        </draw:line>
        <draw:custom-shape draw:style-name="gr11" draw:text-style-name="P2" draw:layer="layout" svg:width="3.671cm" svg:height="0.387cm" svg:x="13.151cm" svg:y="6.3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71cm" svg:height="0.387cm" svg:x="13.151cm" svg:y="6.8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71cm" svg:height="0.387cm" svg:x="13.151cm" svg:y="7.322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822cm" svg:y1="6.55cm" svg:x2="17.402cm" svg:y2="6.55cm">
          <text:p/>
        </draw:line>
        <draw:line draw:style-name="gr4" draw:text-style-name="P3" draw:layer="layout" svg:x1="16.822cm" svg:y1="7.033cm" svg:x2="17.402cm" svg:y2="7.033cm">
          <text:p/>
        </draw:line>
        <draw:line draw:style-name="gr4" draw:text-style-name="P3" draw:layer="layout" svg:x1="16.822cm" svg:y1="7.516cm" svg:x2="17.402cm" svg:y2="7.516cm">
          <text:p/>
        </draw:line>
        <draw:frame draw:style-name="gr12" draw:text-style-name="P5" draw:layer="layout" svg:width="0.676cm" svg:height="0.962cm" svg:x="10.446cm" svg:y="10.704cm">
          <draw:text-box>
            <text:p>0</text:p>
          </draw:text-box>
        </draw:frame>
        <draw:frame draw:style-name="gr12" draw:text-style-name="P5" draw:layer="layout" svg:width="0.676cm" svg:height="0.962cm" svg:x="10.446cm" svg:y="10.704cm">
          <draw:text-box>
            <text:p>0</text:p>
          </draw:text-box>
        </draw:frame>
        <draw:frame draw:style-name="gr12" draw:text-style-name="P5" draw:layer="layout" svg:width="0.676cm" svg:height="0.962cm" svg:x="10.446cm" svg:y="10.704cm">
          <draw:text-box>
            <text:p>0</text:p>
          </draw:text-box>
        </draw:frame>
        <draw:frame draw:style-name="gr12" draw:text-style-name="P5" draw:layer="layout" svg:width="0.676cm" svg:height="0.962cm" svg:x="10.446cm" svg:y="10.064cm">
          <draw:text-box>
            <text:p>1</text:p>
          </draw:text-box>
        </draw:frame>
        <draw:frame draw:style-name="gr12" draw:text-style-name="P5" draw:layer="layout" svg:width="0.676cm" svg:height="0.962cm" svg:x="10.446cm" svg:y="9.485cm">
          <draw:text-box>
            <text:p>2</text:p>
          </draw:text-box>
        </draw:frame>
        <draw:frame draw:style-name="gr12" draw:text-style-name="P5" draw:layer="layout" svg:width="0.676cm" svg:height="0.962cm" svg:x="10.446cm" svg:y="6.066cm">
          <draw:text-box>
            <text:p>3</text:p>
          </draw:text-box>
        </draw:frame>
        <draw:frame draw:style-name="gr12" draw:text-style-name="P5" draw:layer="layout" svg:width="0.676cm" svg:height="0.962cm" svg:x="10.446cm" svg:y="5.524cm">
          <draw:text-box>
            <text:p>4</text:p>
          </draw:text-box>
        </draw:frame>
        <draw:frame draw:style-name="gr12" draw:text-style-name="P5" draw:layer="layout" svg:width="0.676cm" svg:height="0.962cm" svg:x="10.446cm" svg:y="4.944cm">
          <draw:text-box>
            <text:p>5</text:p>
          </draw:text-box>
        </draw:frame>
        <draw:g>
          <draw:custom-shape draw:style-name="gr13" draw:text-style-name="P2" draw:layer="layout" svg:width="3.671cm" svg:height="0.386cm" svg:x="13.151cm" svg:y="10.89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71cm" svg:height="0.386cm" svg:x="13.151cm" svg:y="11.3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671cm" svg:height="0.387cm" svg:x="13.151cm" svg:y="11.86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6.822cm" svg:y1="11.09cm" svg:x2="17.402cm" svg:y2="11.09cm">
            <text:p/>
          </draw:line>
          <draw:line draw:style-name="gr4" draw:text-style-name="P3" draw:layer="layout" svg:x1="16.822cm" svg:y1="11.573cm" svg:x2="17.402cm" svg:y2="11.573cm">
            <text:p/>
          </draw:line>
          <draw:line draw:style-name="gr4" draw:text-style-name="P3" draw:layer="layout" svg:x1="16.822cm" svg:y1="12.056cm" svg:x2="17.402cm" svg:y2="12.056cm">
            <text:p/>
          </draw:line>
        </draw:g>
        <draw:g>
          <draw:custom-shape draw:style-name="gr11" draw:text-style-name="P2" draw:layer="layout" svg:width="3.671cm" svg:height="0.387cm" svg:x="13.151cm" svg:y="8.09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6.822cm" svg:y1="8.288cm" svg:x2="17.402cm" svg:y2="8.288cm">
            <text:p/>
          </draw:line>
        </draw:g>
        <draw:g>
          <draw:custom-shape draw:style-name="gr11" draw:text-style-name="P2" draw:layer="layout" svg:width="3.671cm" svg:height="0.387cm" svg:x="13.151cm" svg:y="12.53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6.822cm" svg:y1="12.733cm" svg:x2="17.402cm" svg:y2="12.733cm">
            <text:p/>
          </draw:line>
        </draw:g>
        <draw:custom-shape draw:style-name="gr6" draw:text-style-name="P2" draw:layer="layout" svg:width="0.386cm" svg:height="0.387cm" svg:x="17.402cm" svg:y="8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0.386cm" svg:height="0.387cm" svg:x="17.402cm" svg:y="12.5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0.542cm" svg:y1="5.583cm" svg:x2="13.15cm" svg:y2="11.09cm">
          <text:p/>
        </draw:line>
        <draw:line draw:style-name="gr4" draw:text-style-name="P3" draw:layer="layout" svg:x1="10.542cm" svg:y1="6.066cm" svg:x2="13.15cm" svg:y2="11.573cm">
          <text:p/>
        </draw:line>
        <draw:line draw:style-name="gr4" draw:text-style-name="P3" draw:layer="layout" svg:x1="10.446cm" svg:y1="6.55cm" svg:x2="13.151cm" svg:y2="12.153cm">
          <text:p/>
        </draw:line>
        <draw:custom-shape draw:style-name="gr14" draw:text-style-name="P4" draw:layer="layout" svg:width="15.651cm" svg:height="3.478cm" svg:x="3.2cm" svg:y="15.921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676cm" svg:height="0.962cm" svg:x="18.851cm" svg:y="10.957cm">
          <draw:text-box>
            <text:p>0</text:p>
          </draw:text-box>
        </draw:frame>
        <draw:frame draw:style-name="gr12" draw:text-style-name="P5" draw:layer="layout" svg:width="0.676cm" svg:height="0.962cm" svg:x="18.851cm" svg:y="10.957cm">
          <draw:text-box>
            <text:p>0</text:p>
          </draw:text-box>
        </draw:frame>
        <draw:frame draw:style-name="gr12" draw:text-style-name="P5" draw:layer="layout" svg:width="0.676cm" svg:height="0.962cm" svg:x="18.851cm" svg:y="10.957cm">
          <draw:text-box>
            <text:p>0</text:p>
          </draw:text-box>
        </draw:frame>
        <draw:frame draw:style-name="gr12" draw:text-style-name="P5" draw:layer="layout" svg:width="0.676cm" svg:height="0.962cm" svg:x="18.851cm" svg:y="10.317cm">
          <draw:text-box>
            <text:p>1</text:p>
          </draw:text-box>
        </draw:frame>
        <draw:frame draw:style-name="gr12" draw:text-style-name="P5" draw:layer="layout" svg:width="0.676cm" svg:height="0.962cm" svg:x="18.851cm" svg:y="9.738cm">
          <draw:text-box>
            <text:p>2</text:p>
          </draw:text-box>
        </draw:frame>
        <draw:frame draw:style-name="gr12" draw:text-style-name="P5" draw:layer="layout" svg:width="0.676cm" svg:height="0.962cm" svg:x="18.851cm" svg:y="6.32cm">
          <draw:text-box>
            <text:p>3</text:p>
          </draw:text-box>
        </draw:frame>
        <draw:frame draw:style-name="gr12" draw:text-style-name="P5" draw:layer="layout" svg:width="0.676cm" svg:height="0.962cm" svg:x="18.851cm" svg:y="5.777cm">
          <draw:text-box>
            <text:p>4</text:p>
          </draw:text-box>
        </draw:frame>
        <draw:frame draw:style-name="gr12" draw:text-style-name="P5" draw:layer="layout" svg:width="0.676cm" svg:height="0.962cm" svg:x="18.851cm" svg:y="5.197cm">
          <draw:text-box>
            <text:p>5</text:p>
          </draw:text-box>
        </draw:frame>
        <draw:line draw:style-name="gr4" draw:text-style-name="P3" draw:layer="layout" svg:x1="11.122cm" svg:y1="8.192cm" svg:x2="13.054cm" svg:y2="8.192cm">
          <text:p/>
        </draw:line>
        <draw:frame draw:style-name="gr15" draw:text-style-name="P6" draw:layer="layout" svg:width="1.827cm" svg:height="0.725cm" svg:x="10.999cm" svg:y="7.685cm">
          <draw:text-box>
            <text:p><text:span text:style-name="T1">L</text:span><text:span text:style-name="T1">1</text:span><text:span text:style-name="T1">-</text:span><text:span text:style-name="T1">0.</text:span><text:span text:style-name="T1">.5</text:span></text:p>
          </draw:text-box>
        </draw:frame>
        <draw:line draw:style-name="gr4" draw:text-style-name="P3" draw:layer="layout" svg:x1="11.219cm" svg:y1="12.733cm" svg:x2="13.151cm" svg:y2="12.733cm">
          <text:p/>
        </draw:line>
        <draw:frame draw:style-name="gr15" draw:text-style-name="P6" draw:layer="layout" svg:width="1.827cm" svg:height="0.725cm" svg:x="11.096cm" svg:y="12.225cm">
          <draw:text-box>
            <text:p><text:span text:style-name="T1">L</text:span><text:span text:style-name="T1">1</text:span><text:span text:style-name="T1">-</text:span><text:span text:style-name="T1">0.</text:span><text:span text:style-name="T1">.5</text:span></text:p>
          </draw:text-box>
        </draw:frame>
        <draw:frame draw:style-name="gr12" draw:text-style-name="P5" draw:layer="layout" svg:width="1.256cm" svg:height="0.962cm" svg:x="18.754cm" svg:y="2.335cm">
          <draw:text-box>
            <text:p>L2</text:p>
          </draw:text-box>
        </draw:frame>
        <draw:frame draw:style-name="gr12" draw:text-style-name="P5" draw:layer="layout" svg:width="1.256cm" svg:height="0.962cm" svg:x="10.349cm" svg:y="2.239cm">
          <draw:text-box>
            <text:p>L1</text:p>
          </draw:text-box>
        </draw:frame>
        <draw:frame draw:style-name="gr16" draw:text-style-name="P5" draw:layer="layout" svg:width="2.826cm" svg:height="0.962cm" draw:transform="rotate (1.5707963267949) translate (14.54cm 15.727cm)">
          <draw:text-box>
            <text:p>L0-13..0</text:p>
          </draw:text-box>
        </draw:frame>
        <draw:custom-shape draw:style-name="gr17" draw:text-style-name="P4" draw:layer="layout" svg:width="1.256cm" svg:height="13.332cm" svg:x="3.2cm" svg:y="1.719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.256cm" svg:height="0.962cm" svg:x="3.297cm" svg:y="1.622cm">
          <draw:text-box>
            <text:p>L0</text:p>
          </draw:text-box>
        </draw:frame>
        <draw:frame draw:style-name="gr12" draw:text-style-name="P5" draw:layer="layout" svg:width="1.256cm" svg:height="0.962cm" svg:x="3.2cm" svg:y="15.921cm">
          <draw:text-box>
            <text:p>L0</text:p>
          </draw:text-box>
        </draw:frame>
        <draw:custom-shape draw:style-name="gr18" draw:text-style-name="P4" draw:layer="layout" svg:width="4.251cm" svg:height="8.888cm" svg:x="21.749cm" svg:y="3.4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251cm" svg:height="5.797cm" svg:x="21.749cm" svg:y="13.119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.256cm" svg:height="0.962cm" svg:x="22.329cm" svg:y="3.361cm">
          <draw:text-box>
            <text:p>L3</text:p>
          </draw:text-box>
        </draw:frame>
        <draw:frame draw:style-name="gr12" draw:text-style-name="P5" draw:layer="layout" svg:width="1.256cm" svg:height="0.962cm" svg:x="22.522cm" svg:y="13.022cm">
          <draw:text-box>
            <text:p>L3</text:p>
          </draw:text-box>
        </draw:frame>
        <draw:custom-shape draw:style-name="gr20" draw:text-style-name="P2" draw:layer="layout" svg:width="0.579cm" svg:height="14.769cm" svg:x="19.914cm" svg:y="4.23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947cm" svg:y1="5.68cm" svg:x2="19.913cm" svg:y2="5.68cm">
          <text:p/>
        </draw:line>
        <draw:line draw:style-name="gr4" draw:text-style-name="P3" draw:layer="layout" svg:x1="18.947cm" svg:y1="6.163cm" svg:x2="19.913cm" svg:y2="6.163cm">
          <text:p/>
        </draw:line>
        <draw:line draw:style-name="gr4" draw:text-style-name="P3" draw:layer="layout" svg:x1="18.947cm" svg:y1="6.646cm" svg:x2="19.913cm" svg:y2="6.646cm">
          <text:p/>
        </draw:line>
        <draw:line draw:style-name="gr4" draw:text-style-name="P3" draw:layer="layout" svg:x1="18.947cm" svg:y1="10.221cm" svg:x2="19.816cm" svg:y2="10.221cm">
          <text:p/>
        </draw:line>
        <draw:line draw:style-name="gr4" draw:text-style-name="P3" draw:layer="layout" svg:x1="18.947cm" svg:y1="10.704cm" svg:x2="19.913cm" svg:y2="10.704cm">
          <text:p/>
        </draw:line>
        <draw:line draw:style-name="gr4" draw:text-style-name="P3" draw:layer="layout" svg:x1="18.947cm" svg:y1="11.187cm" svg:x2="19.913cm" svg:y2="11.187cm">
          <text:p/>
        </draw:line>
        <draw:line draw:style-name="gr4" draw:text-style-name="P3" draw:layer="layout" svg:x1="20.493cm" svg:y1="5.68cm" svg:x2="21.749cm" svg:y2="5.68cm">
          <text:p/>
        </draw:line>
        <draw:line draw:style-name="gr4" draw:text-style-name="P3" draw:layer="layout" svg:x1="20.493cm" svg:y1="11.09cm" svg:x2="21.749cm" svg:y2="11.09cm">
          <text:p/>
        </draw:line>
        <draw:frame draw:style-name="gr21" draw:text-style-name="P5" draw:layer="layout" svg:width="5.781cm" svg:height="3.095cm" draw:transform="rotate (1.5707963267949) translate (22.425cm 10.081cm)">
          <draw:text-box>
            <text:p>17 <text:s/>Outputs:</text:p>
            <text:p><text:s text:c="2"/>14 x NIM <text:span text:style-name="T2">(16-29)</text:span>,</text:p>
            <text:p><text:s text:c="4"/>3 x ECL <text:span text:style-name="T2">(30-32)</text:span></text:p>
          </draw:text-box>
        </draw:frame>
        <draw:line draw:style-name="gr22" draw:text-style-name="P3" draw:layer="layout" svg:x1="21.169cm" svg:y1="6.26cm" svg:x2="21.169cm" svg:y2="10.221cm">
          <text:p/>
        </draw:line>
        <draw:line draw:style-name="gr4" draw:text-style-name="P3" draw:layer="layout" svg:x1="18.851cm" svg:y1="16.307cm" svg:x2="19.914cm" svg:y2="16.307cm">
          <text:p/>
        </draw:line>
        <draw:line draw:style-name="gr4" draw:text-style-name="P3" draw:layer="layout" svg:x1="18.851cm" svg:y1="18.626cm" svg:x2="19.9cm" svg:y2="18.626cm">
          <text:p/>
        </draw:line>
        <draw:line draw:style-name="gr22" draw:text-style-name="P3" draw:layer="layout" svg:x1="19.237cm" svg:y1="16.597cm" svg:x2="19.237cm" svg:y2="18.336cm">
          <text:p/>
        </draw:line>
        <draw:frame draw:style-name="gr23" draw:text-style-name="P7" draw:layer="layout" svg:width="7.332cm" svg:height="3.677cm" svg:x="5.422cm" svg:y="15.883cm">
          <draw:text-box>
            <text:p><text:span text:style-name="T3">0</text:span><text:span text:style-name="T3">.</text:span><text:span text:style-name="T3">.</text:span><text:span text:style-name="T3">.</text:span><text:span text:style-name="T3">3</text:span><text:span text:style-name="T3">: </text:span><text:span text:style-name="T3"><text:s text:c="2"/></text:span><text:span text:style-name="T3"><text:s/></text:span><text:span text:style-name="T3">4</text:span><text:span text:style-name="T3">x</text:span><text:span text:style-name="T3"> </text:span><text:span text:style-name="T3">t</text:span><text:span text:style-name="T3">i</text:span><text:span text:style-name="T3">m</text:span><text:span text:style-name="T3">e</text:span><text:span text:style-name="T3">r</text:span></text:p>
            <text:p><text:span text:style-name="T3">4</text:span><text:span text:style-name="T3">.</text:span><text:span text:style-name="T3">.</text:span><text:span text:style-name="T3">.</text:span><text:span text:style-name="T3">5</text:span><text:span text:style-name="T3">: </text:span><text:span text:style-name="T3"><text:s text:c="2"/></text:span><text:span text:style-name="T3"><text:s/></text:span><text:span text:style-name="T3">2</text:span><text:span text:style-name="T3">x</text:span><text:span text:style-name="T3"> </text:span><text:span text:style-name="T3">I</text:span><text:span text:style-name="T3">R</text:span><text:span text:style-name="T3">Q</text:span><text:span text:style-name="T3"> </text:span><text:span text:style-name="T3">i</text:span><text:span text:style-name="T3">n</text:span></text:p>
            <text:p><text:span text:style-name="T3">6</text:span><text:span text:style-name="T3">.</text:span><text:span text:style-name="T3">.</text:span><text:span text:style-name="T3">.</text:span><text:span text:style-name="T3">7</text:span><text:span text:style-name="T3">: </text:span><text:span text:style-name="T3"><text:s text:c="2"/></text:span><text:span text:style-name="T3"><text:s/></text:span><text:span text:style-name="T3">2</text:span><text:span text:style-name="T3">x</text:span><text:span text:style-name="T3"> </text:span><text:span text:style-name="T3">s</text:span><text:span text:style-name="T3">o</text:span><text:span text:style-name="T3">f</text:span><text:span text:style-name="T3">t </text:span><text:span text:style-name="T3">t</text:span><text:span text:style-name="T3">r</text:span><text:span text:style-name="T3">i</text:span><text:span text:style-name="T3">g</text:span><text:span text:style-name="T3">g</text:span><text:span text:style-name="T3">e</text:span><text:span text:style-name="T3">r</text:span></text:p>
            <text:p><text:span text:style-name="T3">8</text:span><text:span text:style-name="T3">.</text:span><text:span text:style-name="T3">.</text:span><text:span text:style-name="T3">.</text:span><text:span text:style-name="T3">1</text:span><text:span text:style-name="T3">1</text:span><text:span text:style-name="T3">: </text:span><text:span text:style-name="T3"><text:s/></text:span><text:span text:style-name="T3">4</text:span><text:span text:style-name="T3">x</text:span><text:span text:style-name="T3"> </text:span><text:span text:style-name="T3">s</text:span><text:span text:style-name="T3">l</text:span><text:span text:style-name="T3">a</text:span><text:span text:style-name="T3">v</text:span><text:span text:style-name="T3">e</text:span><text:span text:style-name="T3"> </text:span><text:span text:style-name="T3">t</text:span><text:span text:style-name="T3">r</text:span><text:span text:style-name="T3">i</text:span><text:span text:style-name="T3">g</text:span><text:span text:style-name="T3">g</text:span><text:span text:style-name="T3">e</text:span><text:span text:style-name="T3">r </text:span><text:span text:style-name="T3">i</text:span><text:span text:style-name="T3">n</text:span></text:p>
            <text:p><text:span text:style-name="T3">1</text:span><text:span text:style-name="T3">2</text:span><text:span text:style-name="T3">.</text:span><text:span text:style-name="T3">.</text:span><text:span text:style-name="T3">1</text:span><text:span text:style-name="T3">3</text:span><text:span text:style-name="T3">: </text:span><text:span text:style-name="T3">2</text:span><text:span text:style-name="T3">x</text:span><text:span text:style-name="T3"> </text:span><text:span text:style-name="T3">s</text:span><text:span text:style-name="T3">t</text:span><text:span text:style-name="T3">a</text:span><text:span text:style-name="T3">c</text:span><text:span text:style-name="T3">k</text:span><text:span text:style-name="T3"> </text:span><text:span text:style-name="T3">b</text:span><text:span text:style-name="T3">u</text:span><text:span text:style-name="T3">s</text:span><text:span text:style-name="T3">y</text:span></text:p>
          </draw:text-box>
        </draw:frame>
        <draw:g>
          <draw:line draw:style-name="gr4" draw:text-style-name="P3" draw:layer="layout" svg:x1="4.456cm" svg:y1="2.685cm" svg:x2="5.905cm" svg:y2="2.685cm">
            <text:p/>
          </draw:line>
          <draw:line draw:style-name="gr4" draw:text-style-name="P3" draw:layer="layout" svg:x1="4.456cm" svg:y1="3.168cm" svg:x2="5.905cm" svg:y2="3.168cm">
            <text:p/>
          </draw:line>
          <draw:line draw:style-name="gr4" draw:text-style-name="P3" draw:layer="layout" svg:x1="4.456cm" svg:y1="3.651cm" svg:x2="5.905cm" svg:y2="3.651cm">
            <text:p/>
          </draw:line>
          <draw:line draw:style-name="gr4" draw:text-style-name="P3" draw:layer="layout" svg:x1="4.456cm" svg:y1="4.327cm" svg:x2="5.9cm" svg:y2="4.327cm">
            <text:p/>
          </draw:line>
          <draw:line draw:style-name="gr4" draw:text-style-name="P3" draw:layer="layout" svg:x1="4.456cm" svg:y1="4.811cm" svg:x2="5.9cm" svg:y2="4.811cm">
            <text:p/>
          </draw:line>
          <draw:line draw:style-name="gr4" draw:text-style-name="P3" draw:layer="layout" svg:x1="4.456cm" svg:y1="5.294cm" svg:x2="5.905cm" svg:y2="5.294cm">
            <text:p/>
          </draw:line>
        </draw:g>
        <draw:g>
          <draw:line draw:style-name="gr4" draw:text-style-name="P3" draw:layer="layout" svg:x1="4.456cm" svg:y1="11.766cm" svg:x2="5.905cm" svg:y2="11.766cm">
            <text:p/>
          </draw:line>
          <draw:line draw:style-name="gr4" draw:text-style-name="P3" draw:layer="layout" svg:x1="4.456cm" svg:y1="12.25cm" svg:x2="5.905cm" svg:y2="12.25cm">
            <text:p/>
          </draw:line>
          <draw:line draw:style-name="gr4" draw:text-style-name="P3" draw:layer="layout" svg:x1="4.456cm" svg:y1="12.733cm" svg:x2="5.905cm" svg:y2="12.733cm">
            <text:p/>
          </draw:line>
          <draw:line draw:style-name="gr4" draw:text-style-name="P3" draw:layer="layout" svg:x1="4.456cm" svg:y1="13.409cm" svg:x2="6.002cm" svg:y2="13.409cm">
            <text:p/>
          </draw:line>
          <draw:line draw:style-name="gr4" draw:text-style-name="P3" draw:layer="layout" svg:x1="4.456cm" svg:y1="13.892cm" svg:x2="6.002cm" svg:y2="13.892cm">
            <text:p/>
          </draw:line>
          <draw:line draw:style-name="gr4" draw:text-style-name="P3" draw:layer="layout" svg:x1="4.456cm" svg:y1="14.375cm" svg:x2="6cm" svg:y2="14.4cm">
            <text:p/>
          </draw:line>
        </draw:g>
        <draw:frame draw:style-name="gr24" draw:text-style-name="P9" draw:layer="layout" svg:width="0.825cm" svg:height="0.878cm" svg:x="3.728cm" svg:y="13.929cm">
          <draw:text-box>
            <text:p text:style-name="P8">0</text:p>
          </draw:text-box>
        </draw:frame>
        <draw:frame draw:style-name="gr25" draw:text-style-name="P11" draw:layer="layout" svg:width="0.825cm" svg:height="0.962cm" svg:x="3.728cm" svg:y="11.32cm">
          <draw:text-box>
            <text:p text:style-name="P10"><text:span text:style-name="T4">5</text:span></text:p>
          </draw:text-box>
        </draw:frame>
        <draw:frame draw:style-name="gr26" draw:text-style-name="P11" draw:layer="layout" svg:width="0.824cm" svg:height="0.962cm" svg:x="3.825cm" svg:y="7.746cm">
          <draw:text-box>
            <text:p text:style-name="P10"><text:span text:style-name="T4">7</text:span></text:p>
          </draw:text-box>
        </draw:frame>
        <draw:frame draw:style-name="gr26" draw:text-style-name="P11" draw:layer="layout" svg:width="0.824cm" svg:height="0.962cm" svg:x="3.876cm" svg:y="4.811cm">
          <draw:text-box>
            <text:p text:style-name="P10"><text:span text:style-name="T4">8</text:span></text:p>
          </draw:text-box>
        </draw:frame>
        <draw:frame draw:style-name="gr27" draw:text-style-name="P11" draw:layer="layout" svg:width="1.446cm" svg:height="0.878cm" svg:x="3.454cm" svg:y="2.238cm">
          <draw:text-box>
            <text:p text:style-name="P10"><text:span text:style-name="T4">13</text:span></text:p>
          </draw:text-box>
        </draw:frame>
        <draw:line draw:style-name="gr4" draw:text-style-name="P3" draw:layer="layout" svg:x1="4.456cm" svg:y1="12.25cm" svg:x2="5.905cm" svg:y2="9.738cm">
          <text:p/>
        </draw:line>
        <draw:line draw:style-name="gr4" draw:text-style-name="P3" draw:layer="layout" svg:x1="4.456cm" svg:y1="11.767cm" svg:x2="5.905cm" svg:y2="9.255cm">
          <text:p/>
        </draw:line>
        <draw:line draw:style-name="gr4" draw:text-style-name="P3" draw:layer="layout" svg:x1="4.456cm" svg:y1="5.294cm" svg:x2="5.905cm" svg:y2="7.613cm">
          <text:p/>
        </draw:line>
        <draw:line draw:style-name="gr4" draw:text-style-name="P3" draw:layer="layout" svg:x1="4.456cm" svg:y1="4.811cm" svg:x2="5.905cm" svg:y2="7.13cm">
          <text:p/>
        </draw:line>
        <draw:frame draw:style-name="gr26" draw:text-style-name="P11" draw:layer="layout" svg:width="0.824cm" svg:height="0.962cm" svg:x="3.825cm" svg:y="8.385cm">
          <draw:text-box>
            <text:p text:style-name="P10"><text:span text:style-name="T4">6</text:span></text:p>
          </draw:text-box>
        </draw:frame>
        <draw:line draw:style-name="gr4" draw:text-style-name="P3" draw:layer="layout" svg:x1="4.456cm" svg:y1="8.095cm" svg:x2="5.905cm" svg:y2="8.095cm">
          <text:p/>
        </draw:line>
        <draw:line draw:style-name="gr4" draw:text-style-name="P3" draw:layer="layout" svg:x1="4.456cm" svg:y1="8.772cm" svg:x2="5.905cm" svg:y2="8.772cm">
          <text:p/>
        </draw:line>
        <draw:frame draw:style-name="gr28" draw:text-style-name="P5" draw:layer="layout" svg:width="4.243cm" svg:height="3.677cm" svg:x="21.59cm" svg:y="14.68cm">
          <draw:text-box>
            <text:p><text:span text:style-name="T3">0..3: </text:span></text:p>
            <text:p><text:span text:style-name="T3"><text:s text:c="5"/></text:span><text:span text:style-name="T3">Stack </text:span><text:span text:style-name="T3">start</text:span></text:p>
            <text:p><text:span text:style-name="T3">4..7: </text:span></text:p>
            <text:p><text:span text:style-name="T3"><text:s text:c="5"/></text:span><text:span text:style-name="T3">Maste</text:span><text:span text:style-name="T3">r trig</text:span></text:p>
            <text:p/>
          </draw:text-box>
        </draw:frame>
        <draw:frame draw:style-name="gr29" draw:text-style-name="P5" draw:layer="layout" svg:width="2.6cm" svg:height="1.673cm" draw:transform="rotate (1.5707963267949) translate (3cm 7.8cm)">
          <draw:text-box>
            <text:p>NIM Inputs</text:p>
          </draw:text-box>
        </draw:frame>
        <draw:frame draw:style-name="gr30" draw:text-style-name="P5" draw:layer="layout" svg:width="7.694cm" svg:height="0.962cm" svg:x="10.006cm" svg:y="0.838cm">
          <draw:text-box>
            <text:p>MVLC Trigger / IO Layout</text:p>
          </draw:text-box>
        </draw:frame>
        <draw:line draw:style-name="gr4" draw:text-style-name="P3" draw:layer="layout" svg:x1="20.5cm" svg:y1="13.4cm" svg:x2="21.756cm" svg:y2="13.4cm">
          <text:p/>
        </draw:line>
        <draw:line draw:style-name="gr4" draw:text-style-name="P3" draw:layer="layout" svg:x1="20.5cm" svg:y1="18.81cm" svg:x2="21.756cm" svg:y2="18.81cm">
          <text:p/>
        </draw:line>
        <draw:line draw:style-name="gr22" draw:text-style-name="P3" draw:layer="layout" svg:x1="21.176cm" svg:y1="13.98cm" svg:x2="21.176cm" svg:y2="17.941cm">
          <text:p/>
        </draw:line>
        <draw:frame draw:style-name="gr31" draw:text-style-name="P13" draw:layer="layout" svg:width="1cm" svg:height="0.645cm" svg:x="4.4cm" svg:y="14.255cm">
          <draw:text-box>
            <text:p text:style-name="P12"><text:span text:style-name="T5">16</text:span></text:p>
          </draw:text-box>
        </draw:frame>
        <draw:frame draw:style-name="gr31" draw:text-style-name="P13" draw:layer="layout" svg:width="1cm" svg:height="0.645cm" svg:x="4.637cm" svg:y="11.283cm">
          <draw:text-box>
            <text:p text:style-name="P12"><text:span text:style-name="T5">21</text:span></text:p>
          </draw:text-box>
        </draw:frame>
        <draw:frame draw:style-name="gr31" draw:text-style-name="P13" draw:layer="layout" svg:width="1cm" svg:height="0.645cm" svg:x="4.6cm" svg:y="8.655cm">
          <draw:text-box>
            <text:p text:style-name="P12"><text:span text:style-name="T5">22</text:span></text:p>
          </draw:text-box>
        </draw:frame>
        <draw:frame draw:style-name="gr31" draw:text-style-name="P13" draw:layer="layout" svg:width="1cm" svg:height="0.645cm" svg:x="4.6cm" svg:y="2.155cm">
          <draw:text-box>
            <text:p text:style-name="P12"><text:span text:style-name="T5">2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3.468cm" fo:min-width="7.615cm"/>
    </style:style>
    <style:style style:name="M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3.662cm" fo:min-width="5.393cm"/>
    </style:style>
    <style:style style:name="Mgr3" style:family="graphic" style:parent-style-name="standard">
      <style:graphic-properties svg:stroke-color="#3465a4" draw:textarea-horizontal-align="justify" draw:textarea-vertical-align="middle" draw:auto-grow-height="false" fo:min-height="0.427cm" fo:min-width="8.782cm"/>
    </style:style>
    <style:style style:name="Mgr4" style:family="graphic" style:parent-style-name="objectwithoutfill">
      <style:graphic-properties draw:marker-end="Arrow" draw:marker-end-width="0.3cm" draw:fill="none" draw:textarea-vertical-align="middle"/>
    </style:style>
    <style:style style:name="Mgr5" style:family="graphic" style:parent-style-name="standard">
      <style:graphic-properties draw:fill="solid" draw:fill-color="#fffbcc" draw:textarea-horizontal-align="justify" draw:textarea-vertical-align="middle" draw:auto-grow-height="false" fo:min-height="4.001cm" fo:min-width="1.046cm"/>
    </style:style>
    <style:style style:name="M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Mgr9" style:family="graphic" style:parent-style-name="standard">
      <style:graphic-properties draw:fill="solid" draw:fill-color="#fffbcc" draw:textarea-horizontal-align="justify" draw:textarea-vertical-align="middle" draw:auto-grow-height="false" fo:min-height="4.001cm" fo:min-width="1.045cm"/>
    </style:style>
    <style:style style:name="Mgr10" style:family="graphic" style:parent-style-name="standard">
      <style:graphic-properties draw:fill="solid" draw:fill-color="#fffbcc" draw:textarea-horizontal-align="justify" draw:textarea-vertical-align="middle" draw:auto-grow-height="false" fo:min-height="4cm" fo:min-width="1.046cm"/>
    </style:style>
    <style:style style:name="Mgr11" style:family="graphic" style:parent-style-name="standard">
      <style:graphic-properties draw:textarea-horizontal-align="justify" draw:textarea-vertical-align="middle" draw:auto-grow-height="false" fo:min-height="0.137cm" fo:min-width="3.171cm"/>
    </style:style>
    <style:style style:name="Mgr12" style:family="graphic" style:parent-style-name="standard">
      <style:graphic-properties draw:stroke="none" svg:stroke-color="#000000" draw:fill="none" draw:fill-color="#ffffff" fo:min-height="0.712cm"/>
    </style:style>
    <style:style style:name="Mgr13" style:family="graphic" style:parent-style-name="standard">
      <style:graphic-properties draw:textarea-horizontal-align="justify" draw:textarea-vertical-align="middle" draw:auto-grow-height="false" fo:min-height="0.136cm" fo:min-width="3.171cm"/>
    </style:style>
    <style:style style:name="Mgr14" style:family="graphic" style:parent-style-name="standard">
      <style:graphic-properties draw:fill="solid" draw:fill-color="#fffbcc" draw:textarea-horizontal-align="justify" draw:textarea-vertical-align="middle" draw:auto-grow-height="false" fo:min-height="3.228cm" fo:min-width="15.151cm"/>
    </style:style>
    <style:style style:name="M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27cm"/>
    </style:style>
    <style:style style:name="M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Mgr17" style:family="graphic" style:parent-style-name="standard">
      <style:graphic-properties draw:fill="solid" draw:fill-color="#fffbcc" draw:textarea-horizontal-align="justify" draw:textarea-vertical-align="middle" draw:auto-grow-height="false" fo:min-height="13.082cm" fo:min-width="0.756cm"/>
    </style:style>
    <style:style style:name="Mgr18" style:family="graphic" style:parent-style-name="standard">
      <style:graphic-properties draw:fill="solid" draw:fill-color="#fffbcc" draw:textarea-horizontal-align="justify" draw:textarea-vertical-align="middle" draw:auto-grow-height="false" fo:min-height="8.638cm" fo:min-width="3.751cm"/>
    </style:style>
    <style:style style:name="Mgr19" style:family="graphic" style:parent-style-name="standard">
      <style:graphic-properties draw:fill="solid" draw:fill-color="#fffbcc" draw:textarea-horizontal-align="justify" draw:textarea-vertical-align="middle" draw:auto-grow-height="false" fo:min-height="5.547cm" fo:min-width="3.751cm"/>
    </style:style>
    <style:style style:name="Mgr20" style:family="graphic" style:parent-style-name="standard">
      <style:graphic-properties draw:textarea-horizontal-align="justify" draw:textarea-vertical-align="middle" draw:auto-grow-height="false" fo:min-height="8.541cm" fo:min-width="0.079cm"/>
    </style:style>
    <style:style style:name="M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3.515cm"/>
    </style:style>
    <style:style style:name="Mgr22" style:family="graphic" style:parent-style-name="objectwithoutfill">
      <style:graphic-properties draw:stroke="dash" draw:stroke-dash="Fine_20_Dott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Mgr23" style:family="graphic" style:parent-style-name="standard">
      <style:graphic-properties draw:textarea-horizontal-align="justify" draw:textarea-vertical-align="middle" draw:auto-grow-height="false" fo:min-height="4.871cm" fo:min-width="0.079cm"/>
    </style:style>
    <style:style style:name="M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7cm" fo:min-width="0cm"/>
    </style:style>
    <style:style style:name="M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5cm"/>
    </style:style>
    <style:style style:name="M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4cm"/>
    </style:style>
    <style:style style:name="M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664cm"/>
    </style:style>
    <style:style style:name="M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7cm" fo:min-width="3.743cm"/>
    </style:style>
    <style:style style:name="M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M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4cm"/>
    </style:style>
    <style:style style:name="MP1" style:family="paragraph">
      <loext:graphic-properties draw:fill="solid" draw:fill-color="#eeeeee"/>
      <style:paragraph-properties fo:text-align="center"/>
    </style:style>
    <style:style style:name="MP2" style:family="paragraph">
      <style:paragraph-properties fo:text-align="center"/>
    </style:style>
    <style:style style:name="MP3" style:family="paragraph">
      <loext:graphic-properties draw:fill="none"/>
      <style:paragraph-properties fo:text-align="center"/>
    </style:style>
    <style:style style:name="MP4" style:family="paragraph">
      <loext:graphic-properties draw:fill="solid" draw:fill-color="#fffbcc"/>
      <style:paragraph-properties fo:text-align="center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text-properties fo:font-size="12pt" style:font-size-asian="18pt" style:font-size-complex="18pt"/>
    </style:style>
    <style:style style:name="MP7" style:family="paragraph">
      <loext:graphic-properties draw:fill="none" draw:fill-color="#ffffff"/>
      <style:text-properties fo:font-size="16pt" style:font-size-asian="18pt" style:font-size-complex="18pt"/>
    </style:style>
    <style:style style:name="MT1" style:family="text">
      <style:text-properties fo:font-size="12pt" style:font-size-asian="18pt" style:font-size-complex="18pt"/>
    </style:style>
    <style:style style:name="MT2" style:family="text">
      <style:text-properties fo:font-size="16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custom-shape draw:style-name="Mgr1" draw:text-style-name="MP1" draw:layer="backgroundobjects" svg:width="8.115cm" svg:height="13.718cm" svg:x="11.702cm" svg:y="1.816cm">
        <text:p/>
        <draw:enhanced-geometry svg:viewBox="0 0 21600 21600" draw:type="rectangle" draw:enhanced-path="M 0 0 L 21600 0 21600 21600 0 21600 0 0 Z N"/>
      </draw:custom-shape>
      <draw:custom-shape draw:style-name="Mgr2" draw:text-style-name="MP1" draw:layer="backgroundobjects" svg:width="5.893cm" svg:height="13.912cm" svg:x="5.422cm" svg:y="1.719cm">
        <text:p/>
        <draw:enhanced-geometry svg:viewBox="0 0 21600 21600" draw:type="rectangle" draw:enhanced-path="M 0 0 L 21600 0 21600 21600 0 21600 0 0 Z N"/>
      </draw:custom-shape>
      <draw:custom-shape draw:style-name="Mgr3" draw:text-style-name="MP2" draw:layer="backgroundobjects" svg:width="11.588cm" svg:height="1.353cm" draw:transform="rotate (1.57760311087767) translate (14.358cm 18.243cm)">
        <text:p/>
        <draw:enhanced-geometry svg:viewBox="0 0 21600 21600" draw:text-areas="?f5 ?f1 ?f6 ?f3" draw:type="left-right-arrow" draw:modifiers="4300 5400" draw:enhanced-path="M 0 10800 L ?f0 0 ?f0 ?f1 ?f2 ?f1 ?f2 0 21600 10800 ?f2 21600 ?f2 ?f3 ?f0 ?f3 ?f0 21600 Z N">
          <draw:equation draw:name="f0" draw:formula="$0 "/>
          <draw:equation draw:name="f1" draw:formula="$1 "/>
          <draw:equation draw:name="f2" draw:formula="21600-$0 "/>
          <draw:equation draw:name="f3" draw:formula="21600-$1 "/>
          <draw:equation draw:name="f4" draw:formula="10800-$1 "/>
          <draw:equation draw:name="f5" draw:formula="$0 *?f4 /10800"/>
          <draw:equation draw:name="f6" draw:formula="21600-?f5 "/>
          <draw:equation draw:name="f7" draw:formula="10800-$0 "/>
          <draw:equation draw:name="f8" draw:formula="$1 *?f7 /10800"/>
          <draw:equation draw:name="f9" draw:formula="21600-?f8 "/>
          <draw:handle draw:handle-position="$0 $1" draw:handle-range-x-minimum="0" draw:handle-range-x-maximum="10800" draw:handle-range-y-minimum="0" draw:handle-range-y-maximum="10800"/>
        </draw:enhanced-geometry>
      </draw:custom-shape>
      <draw:line draw:style-name="Mgr4" draw:text-style-name="MP3" draw:layer="backgroundobjects" svg:x1="7.451cm" svg:y1="3.458cm" svg:x2="8.997cm" svg:y2="4.811cm">
        <text:p/>
      </draw:line>
      <draw:line draw:style-name="Mgr4" draw:text-style-name="MP3" draw:layer="backgroundobjects" svg:x1="7.451cm" svg:y1="3.941cm" svg:x2="8.997cm" svg:y2="5.294cm">
        <text:p/>
      </draw:line>
      <draw:line draw:style-name="Mgr4" draw:text-style-name="MP3" draw:layer="backgroundobjects" svg:x1="7.451cm" svg:y1="4.424cm" svg:x2="8.997cm" svg:y2="5.777cm">
        <text:p/>
      </draw:line>
      <draw:line draw:style-name="Mgr4" draw:text-style-name="MP3" draw:layer="backgroundobjects" svg:x1="7.451cm" svg:y1="7.999cm" svg:x2="8.997cm" svg:y2="6.453cm">
        <text:p/>
      </draw:line>
      <draw:line draw:style-name="Mgr4" draw:text-style-name="MP3" draw:layer="backgroundobjects" svg:x1="7.451cm" svg:y1="8.482cm" svg:x2="8.997cm" svg:y2="6.936cm">
        <text:p/>
      </draw:line>
      <draw:line draw:style-name="Mgr4" draw:text-style-name="MP3" draw:layer="backgroundobjects" svg:x1="7.451cm" svg:y1="8.965cm" svg:x2="8.997cm" svg:y2="7.419cm">
        <text:p/>
      </draw:line>
      <draw:line draw:style-name="Mgr4" draw:text-style-name="MP3" draw:layer="backgroundobjects" svg:x1="7.451cm" svg:y1="7.999cm" svg:x2="8.997cm" svg:y2="9.448cm">
        <text:p/>
      </draw:line>
      <draw:line draw:style-name="Mgr4" draw:text-style-name="MP3" draw:layer="backgroundobjects" svg:x1="7.451cm" svg:y1="8.482cm" svg:x2="8.997cm" svg:y2="9.835cm">
        <text:p/>
      </draw:line>
      <draw:line draw:style-name="Mgr4" draw:text-style-name="MP3" draw:layer="backgroundobjects" svg:x1="7.451cm" svg:y1="8.965cm" svg:x2="8.997cm" svg:y2="10.318cm">
        <text:p/>
      </draw:line>
      <draw:line draw:style-name="Mgr4" draw:text-style-name="MP3" draw:layer="backgroundobjects" svg:x1="7.451cm" svg:y1="12.54cm" svg:x2="8.997cm" svg:y2="10.994cm">
        <text:p/>
      </draw:line>
      <draw:line draw:style-name="Mgr4" draw:text-style-name="MP3" draw:layer="backgroundobjects" svg:x1="7.451cm" svg:y1="13.119cm" svg:x2="8.997cm" svg:y2="11.477cm">
        <text:p/>
      </draw:line>
      <draw:line draw:style-name="Mgr4" draw:text-style-name="MP3" draw:layer="backgroundobjects" svg:x1="7.451cm" svg:y1="13.506cm" svg:x2="8.997cm" svg:y2="11.96cm">
        <text:p/>
      </draw:line>
      <draw:g>
        <draw:g>
          <draw:custom-shape draw:style-name="Mgr5" draw:text-style-name="MP4" draw:layer="backgroundobjects" svg:width="1.546cm" svg:height="4.251cm" svg:x="5.914cm" svg:y="2.00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2" draw:layer="backgroundobjects" svg:width="0.202cm" svg:height="0.217cm" svg:x="5.808cm" svg:y="3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5.817cm" svg:y="3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17cm" svg:y="4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17cm" svg:y="5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5.817cm" svg:y="2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08cm" svg:y="4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7.354cm" svg:y="3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7.354cm" svg:y="3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7.354cm" svg:y="4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Mgr7" draw:text-style-name="MP5" draw:layer="backgroundobjects" svg:width="1.539cm" svg:height="0.725cm" svg:x="5.964cm" svg:y="1.912cm">
          <draw:text-box>
            <text:p><text:span text:style-name="MT1">L</text:span><text:span text:style-name="MT1">U</text:span><text:span text:style-name="MT1">T</text:span><text:span text:style-name="MT1">2</text:span></text:p>
          </draw:text-box>
        </draw:frame>
        <draw:frame draw:style-name="Mgr8" draw:text-style-name="MP6" draw:layer="backgroundobjects" svg:width="0.739cm" svg:height="0.725cm" svg:x="6.871cm" svg:y="4.158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6.871cm" svg:y="3.675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6.871cm" svg:y="3.168cm">
          <draw:text-box>
            <text:p><text:span text:style-name="MT1">2</text:span></text:p>
          </draw:text-box>
        </draw:frame>
        <draw:frame draw:style-name="Mgr8" draw:text-style-name="MP6" draw:layer="backgroundobjects" svg:width="0.739cm" svg:height="0.725cm" svg:x="5.867cm" svg:y="3.386cm">
          <draw:text-box>
            <text:p><text:span text:style-name="MT1">3</text:span></text:p>
          </draw:text-box>
        </draw:frame>
        <draw:frame draw:style-name="Mgr8" draw:text-style-name="MP6" draw:layer="backgroundobjects" svg:width="0.739cm" svg:height="0.725cm" svg:x="5.867cm" svg:y="2.902cm">
          <draw:text-box>
            <text:p><text:span text:style-name="MT1">4</text:span></text:p>
          </draw:text-box>
        </draw:frame>
        <draw:frame draw:style-name="Mgr8" draw:text-style-name="MP6" draw:layer="backgroundobjects" svg:width="0.739cm" svg:height="0.725cm" svg:x="5.867cm" svg:y="2.395cm">
          <draw:text-box>
            <text:p><text:span text:style-name="MT1">5</text:span></text:p>
          </draw:text-box>
        </draw:frame>
        <draw:frame draw:style-name="Mgr8" draw:text-style-name="MP6" draw:layer="backgroundobjects" svg:width="0.739cm" svg:height="0.725cm" svg:x="5.867cm" svg:y="5.028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5.867cm" svg:y="4.545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5.867cm" svg:y="4.038cm">
          <draw:text-box>
            <text:p><text:span text:style-name="MT1">2</text:span></text:p>
          </draw:text-box>
        </draw:frame>
      </draw:g>
      <draw:g>
        <draw:g>
          <draw:custom-shape draw:style-name="Mgr5" draw:text-style-name="MP4" draw:layer="backgroundobjects" svg:width="1.546cm" svg:height="4.251cm" svg:x="5.914cm" svg:y="6.4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2" draw:layer="backgroundobjects" svg:width="0.202cm" svg:height="0.217cm" svg:x="5.808cm" svg:y="7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5.817cm" svg:y="7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17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17cm" svg:y="9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17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08cm" svg:y="8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7.354cm" svg:y="7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7.354cm" svg:y="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7.354cm" svg:y="8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Mgr7" draw:text-style-name="MP5" draw:layer="backgroundobjects" svg:width="1.539cm" svg:height="0.725cm" svg:x="5.964cm" svg:y="6.356cm">
          <draw:text-box>
            <text:p><text:span text:style-name="MT1">L</text:span><text:span text:style-name="MT1">U</text:span><text:span text:style-name="MT1">T</text:span><text:span text:style-name="MT1">1</text:span></text:p>
          </draw:text-box>
        </draw:frame>
        <draw:frame draw:style-name="Mgr8" draw:text-style-name="MP6" draw:layer="backgroundobjects" svg:width="0.739cm" svg:height="0.725cm" svg:x="6.871cm" svg:y="8.602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6.871cm" svg:y="8.119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6.871cm" svg:y="7.612cm">
          <draw:text-box>
            <text:p><text:span text:style-name="MT1">2</text:span></text:p>
          </draw:text-box>
        </draw:frame>
        <draw:frame draw:style-name="Mgr8" draw:text-style-name="MP6" draw:layer="backgroundobjects" svg:width="0.739cm" svg:height="0.725cm" svg:x="5.867cm" svg:y="7.83cm">
          <draw:text-box>
            <text:p><text:span text:style-name="MT1">3</text:span></text:p>
          </draw:text-box>
        </draw:frame>
        <draw:frame draw:style-name="Mgr8" draw:text-style-name="MP6" draw:layer="backgroundobjects" svg:width="0.739cm" svg:height="0.725cm" svg:x="5.867cm" svg:y="7.347cm">
          <draw:text-box>
            <text:p><text:span text:style-name="MT1">4</text:span></text:p>
          </draw:text-box>
        </draw:frame>
        <draw:frame draw:style-name="Mgr8" draw:text-style-name="MP6" draw:layer="backgroundobjects" svg:width="0.739cm" svg:height="0.725cm" svg:x="5.867cm" svg:y="6.839cm">
          <draw:text-box>
            <text:p><text:span text:style-name="MT1">5</text:span></text:p>
          </draw:text-box>
        </draw:frame>
        <draw:frame draw:style-name="Mgr8" draw:text-style-name="MP6" draw:layer="backgroundobjects" svg:width="0.739cm" svg:height="0.725cm" svg:x="5.867cm" svg:y="9.472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5.867cm" svg:y="8.989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5.867cm" svg:y="8.482cm">
          <draw:text-box>
            <text:p><text:span text:style-name="MT1">2</text:span></text:p>
          </draw:text-box>
        </draw:frame>
      </draw:g>
      <draw:g>
        <draw:g>
          <draw:custom-shape draw:style-name="Mgr5" draw:text-style-name="MP4" draw:layer="backgroundobjects" svg:width="1.546cm" svg:height="4.251cm" svg:x="5.914cm" svg:y="11.0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2" draw:layer="backgroundobjects" svg:width="0.202cm" svg:height="0.216cm" svg:x="5.808cm" svg:y="12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17cm" svg:y="12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17cm" svg:y="13.7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5.817cm" svg:y="14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5.817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5.808cm" svg:y="13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7.354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7.354cm" svg:y="12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7.354cm" svg:y="13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Mgr7" draw:text-style-name="MP5" draw:layer="backgroundobjects" svg:width="1.539cm" svg:height="0.725cm" svg:x="5.964cm" svg:y="10.994cm">
          <draw:text-box>
            <text:p><text:span text:style-name="MT1">L</text:span><text:span text:style-name="MT1">U</text:span><text:span text:style-name="MT1">T</text:span><text:span text:style-name="MT1">0</text:span></text:p>
          </draw:text-box>
        </draw:frame>
        <draw:frame draw:style-name="Mgr8" draw:text-style-name="MP6" draw:layer="backgroundobjects" svg:width="0.739cm" svg:height="0.725cm" svg:x="6.871cm" svg:y="13.24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6.871cm" svg:y="12.757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6.871cm" svg:y="12.25cm">
          <draw:text-box>
            <text:p><text:span text:style-name="MT1">2</text:span></text:p>
          </draw:text-box>
        </draw:frame>
        <draw:frame draw:style-name="Mgr8" draw:text-style-name="MP6" draw:layer="backgroundobjects" svg:width="0.739cm" svg:height="0.725cm" svg:x="5.867cm" svg:y="12.467cm">
          <draw:text-box>
            <text:p><text:span text:style-name="MT1">3</text:span></text:p>
          </draw:text-box>
        </draw:frame>
        <draw:frame draw:style-name="Mgr8" draw:text-style-name="MP6" draw:layer="backgroundobjects" svg:width="0.739cm" svg:height="0.725cm" svg:x="5.867cm" svg:y="11.984cm">
          <draw:text-box>
            <text:p><text:span text:style-name="MT1">4</text:span></text:p>
          </draw:text-box>
        </draw:frame>
        <draw:frame draw:style-name="Mgr8" draw:text-style-name="MP6" draw:layer="backgroundobjects" svg:width="0.739cm" svg:height="0.725cm" svg:x="5.867cm" svg:y="11.477cm">
          <draw:text-box>
            <text:p><text:span text:style-name="MT1">5</text:span></text:p>
          </draw:text-box>
        </draw:frame>
        <draw:frame draw:style-name="Mgr8" draw:text-style-name="MP6" draw:layer="backgroundobjects" svg:width="0.739cm" svg:height="0.725cm" svg:x="5.867cm" svg:y="14.109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5.867cm" svg:y="13.626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5.867cm" svg:y="13.119cm">
          <draw:text-box>
            <text:p><text:span text:style-name="MT1">2</text:span></text:p>
          </draw:text-box>
        </draw:frame>
      </draw:g>
      <draw:g>
        <draw:g>
          <draw:custom-shape draw:style-name="Mgr9" draw:text-style-name="MP4" draw:layer="backgroundobjects" svg:width="1.545cm" svg:height="4.251cm" svg:x="8.968cm" svg:y="4.134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2" draw:layer="backgroundobjects" svg:width="0.202cm" svg:height="0.216cm" svg:x="8.862cm" svg:y="5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8.871cm" svg:y="5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8.871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8.871cm" svg:y="7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8.871cm" svg:y="4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8.862cm" svg:y="6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0.408cm" svg:y="5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0.408cm" svg:y="5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0.408cm" svg:y="6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Mgr7" draw:text-style-name="MP5" draw:layer="backgroundobjects" svg:width="1.539cm" svg:height="0.725cm" svg:x="9.018cm" svg:y="4.038cm">
          <draw:text-box>
            <text:p><text:span text:style-name="MT1">L</text:span><text:span text:style-name="MT1">U</text:span><text:span text:style-name="MT1">T</text:span><text:span text:style-name="MT1">4</text:span></text:p>
          </draw:text-box>
        </draw:frame>
        <draw:frame draw:style-name="Mgr8" draw:text-style-name="MP6" draw:layer="backgroundobjects" svg:width="0.739cm" svg:height="0.725cm" svg:x="9.925cm" svg:y="6.284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9.925cm" svg:y="5.801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9.925cm" svg:y="5.294cm">
          <draw:text-box>
            <text:p><text:span text:style-name="MT1">2</text:span></text:p>
          </draw:text-box>
        </draw:frame>
        <draw:frame draw:style-name="Mgr8" draw:text-style-name="MP6" draw:layer="backgroundobjects" svg:width="0.739cm" svg:height="0.725cm" svg:x="8.921cm" svg:y="5.511cm">
          <draw:text-box>
            <text:p><text:span text:style-name="MT1">3</text:span></text:p>
          </draw:text-box>
        </draw:frame>
        <draw:frame draw:style-name="Mgr8" draw:text-style-name="MP6" draw:layer="backgroundobjects" svg:width="0.739cm" svg:height="0.725cm" svg:x="8.921cm" svg:y="5.028cm">
          <draw:text-box>
            <text:p><text:span text:style-name="MT1">4</text:span></text:p>
          </draw:text-box>
        </draw:frame>
        <draw:frame draw:style-name="Mgr8" draw:text-style-name="MP6" draw:layer="backgroundobjects" svg:width="0.739cm" svg:height="0.725cm" svg:x="8.921cm" svg:y="4.521cm">
          <draw:text-box>
            <text:p><text:span text:style-name="MT1">5</text:span></text:p>
          </draw:text-box>
        </draw:frame>
        <draw:frame draw:style-name="Mgr8" draw:text-style-name="MP6" draw:layer="backgroundobjects" svg:width="0.739cm" svg:height="0.725cm" svg:x="8.921cm" svg:y="7.153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8.921cm" svg:y="6.67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8.921cm" svg:y="6.163cm">
          <draw:text-box>
            <text:p><text:span text:style-name="MT1">2</text:span></text:p>
          </draw:text-box>
        </draw:frame>
      </draw:g>
      <draw:g>
        <draw:g>
          <draw:custom-shape draw:style-name="Mgr9" draw:text-style-name="MP4" draw:layer="backgroundobjects" svg:width="1.545cm" svg:height="4.251cm" svg:x="8.968cm" svg:y="8.675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2" draw:layer="backgroundobjects" svg:width="0.202cm" svg:height="0.217cm" svg:x="8.862cm" svg:y="9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8.871cm" svg:y="10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8.871cm" svg:y="11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8.871cm" svg:y="11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8.871cm" svg:y="9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8.862cm" svg:y="10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0.408cm" svg:y="10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0.408cm" svg:y="10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0.408cm" svg:y="10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Mgr7" draw:text-style-name="MP5" draw:layer="backgroundobjects" svg:width="1.539cm" svg:height="0.725cm" svg:x="9.018cm" svg:y="8.578cm">
          <draw:text-box>
            <text:p><text:span text:style-name="MT1">L</text:span><text:span text:style-name="MT1">U</text:span><text:span text:style-name="MT1">T</text:span><text:span text:style-name="MT1">3</text:span></text:p>
          </draw:text-box>
        </draw:frame>
        <draw:frame draw:style-name="Mgr8" draw:text-style-name="MP6" draw:layer="backgroundobjects" svg:width="0.739cm" svg:height="0.725cm" svg:x="9.925cm" svg:y="10.825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9.925cm" svg:y="10.341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9.925cm" svg:y="9.834cm">
          <draw:text-box>
            <text:p><text:span text:style-name="MT1">2</text:span></text:p>
          </draw:text-box>
        </draw:frame>
        <draw:frame draw:style-name="Mgr8" draw:text-style-name="MP6" draw:layer="backgroundobjects" svg:width="0.739cm" svg:height="0.725cm" svg:x="8.921cm" svg:y="10.052cm">
          <draw:text-box>
            <text:p><text:span text:style-name="MT1">3</text:span></text:p>
          </draw:text-box>
        </draw:frame>
        <draw:frame draw:style-name="Mgr8" draw:text-style-name="MP6" draw:layer="backgroundobjects" svg:width="0.739cm" svg:height="0.725cm" svg:x="8.921cm" svg:y="9.569cm">
          <draw:text-box>
            <text:p><text:span text:style-name="MT1">4</text:span></text:p>
          </draw:text-box>
        </draw:frame>
        <draw:frame draw:style-name="Mgr8" draw:text-style-name="MP6" draw:layer="backgroundobjects" svg:width="0.739cm" svg:height="0.725cm" svg:x="8.921cm" svg:y="9.061cm">
          <draw:text-box>
            <text:p><text:span text:style-name="MT1">5</text:span></text:p>
          </draw:text-box>
        </draw:frame>
        <draw:frame draw:style-name="Mgr8" draw:text-style-name="MP6" draw:layer="backgroundobjects" svg:width="0.739cm" svg:height="0.725cm" svg:x="8.921cm" svg:y="11.694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8.921cm" svg:y="11.211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8.921cm" svg:y="10.704cm">
          <draw:text-box>
            <text:p><text:span text:style-name="MT1">2</text:span></text:p>
          </draw:text-box>
        </draw:frame>
      </draw:g>
      <draw:g>
        <draw:g>
          <draw:custom-shape draw:style-name="Mgr5" draw:text-style-name="MP4" draw:layer="backgroundobjects" svg:width="1.546cm" svg:height="4.251cm" svg:x="17.41cm" svg:y="4.231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2" draw:layer="backgroundobjects" svg:width="0.202cm" svg:height="0.217cm" svg:x="17.305cm" svg:y="5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7.314cm" svg:y="5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7.314cm" svg:y="6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7.314cm" svg:y="7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7.314cm" svg:y="4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7.305cm" svg:y="6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8.851cm" svg:y="5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8.851cm" svg:y="6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8.851cm" svg:y="6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Mgr7" draw:text-style-name="MP5" draw:layer="backgroundobjects" svg:width="1.539cm" svg:height="0.725cm" svg:x="17.461cm" svg:y="4.134cm">
          <draw:text-box>
            <text:p><text:span text:style-name="MT1">L</text:span><text:span text:style-name="MT1">U</text:span><text:span text:style-name="MT1">T</text:span><text:span text:style-name="MT1">1</text:span></text:p>
          </draw:text-box>
        </draw:frame>
        <draw:frame draw:style-name="Mgr8" draw:text-style-name="MP6" draw:layer="backgroundobjects" svg:width="0.739cm" svg:height="0.725cm" svg:x="18.368cm" svg:y="6.38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18.368cm" svg:y="5.897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18.368cm" svg:y="5.39cm">
          <draw:text-box>
            <text:p><text:span text:style-name="MT1">2</text:span></text:p>
          </draw:text-box>
        </draw:frame>
        <draw:frame draw:style-name="Mgr8" draw:text-style-name="MP6" draw:layer="backgroundobjects" svg:width="0.739cm" svg:height="0.725cm" svg:x="17.364cm" svg:y="5.608cm">
          <draw:text-box>
            <text:p><text:span text:style-name="MT1">3</text:span></text:p>
          </draw:text-box>
        </draw:frame>
        <draw:frame draw:style-name="Mgr8" draw:text-style-name="MP6" draw:layer="backgroundobjects" svg:width="0.739cm" svg:height="0.725cm" svg:x="17.364cm" svg:y="5.125cm">
          <draw:text-box>
            <text:p><text:span text:style-name="MT1">4</text:span></text:p>
          </draw:text-box>
        </draw:frame>
        <draw:frame draw:style-name="Mgr8" draw:text-style-name="MP6" draw:layer="backgroundobjects" svg:width="0.739cm" svg:height="0.725cm" svg:x="17.364cm" svg:y="4.617cm">
          <draw:text-box>
            <text:p><text:span text:style-name="MT1">5</text:span></text:p>
          </draw:text-box>
        </draw:frame>
        <draw:frame draw:style-name="Mgr8" draw:text-style-name="MP6" draw:layer="backgroundobjects" svg:width="0.739cm" svg:height="0.725cm" svg:x="17.364cm" svg:y="7.25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17.364cm" svg:y="6.767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17.364cm" svg:y="6.26cm">
          <draw:text-box>
            <text:p><text:span text:style-name="MT1">2</text:span></text:p>
          </draw:text-box>
        </draw:frame>
      </draw:g>
      <draw:g>
        <draw:g>
          <draw:custom-shape draw:style-name="Mgr10" draw:text-style-name="MP4" draw:layer="backgroundobjects" svg:width="1.546cm" svg:height="4.25cm" svg:x="17.41cm" svg:y="8.772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2" draw:layer="backgroundobjects" svg:width="0.202cm" svg:height="0.216cm" svg:x="17.305cm" svg:y="9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7.314cm" svg:y="10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7.314cm" svg:y="11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7.314cm" svg:y="11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7.314cm" svg:y="9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7.305cm" svg:y="10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8.851cm" svg:y="10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7cm" svg:x="18.851cm" svg:y="10.6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6" draw:text-style-name="MP2" draw:layer="backgroundobjects" svg:width="0.202cm" svg:height="0.216cm" svg:x="18.851cm" svg:y="11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Mgr7" draw:text-style-name="MP5" draw:layer="backgroundobjects" svg:width="1.539cm" svg:height="0.725cm" svg:x="17.461cm" svg:y="8.675cm">
          <draw:text-box>
            <text:p><text:span text:style-name="MT1">L</text:span><text:span text:style-name="MT1">U</text:span><text:span text:style-name="MT1">T</text:span><text:span text:style-name="MT1">0</text:span></text:p>
          </draw:text-box>
        </draw:frame>
        <draw:frame draw:style-name="Mgr8" draw:text-style-name="MP6" draw:layer="backgroundobjects" svg:width="0.739cm" svg:height="0.725cm" svg:x="18.368cm" svg:y="10.921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18.368cm" svg:y="10.438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18.368cm" svg:y="9.931cm">
          <draw:text-box>
            <text:p><text:span text:style-name="MT1">2</text:span></text:p>
          </draw:text-box>
        </draw:frame>
        <draw:frame draw:style-name="Mgr8" draw:text-style-name="MP6" draw:layer="backgroundobjects" svg:width="0.739cm" svg:height="0.725cm" svg:x="17.364cm" svg:y="10.148cm">
          <draw:text-box>
            <text:p><text:span text:style-name="MT1">3</text:span></text:p>
          </draw:text-box>
        </draw:frame>
        <draw:frame draw:style-name="Mgr8" draw:text-style-name="MP6" draw:layer="backgroundobjects" svg:width="0.739cm" svg:height="0.725cm" svg:x="17.364cm" svg:y="9.665cm">
          <draw:text-box>
            <text:p><text:span text:style-name="MT1">4</text:span></text:p>
          </draw:text-box>
        </draw:frame>
        <draw:frame draw:style-name="Mgr8" draw:text-style-name="MP6" draw:layer="backgroundobjects" svg:width="0.739cm" svg:height="0.725cm" svg:x="17.364cm" svg:y="9.158cm">
          <draw:text-box>
            <text:p><text:span text:style-name="MT1">5</text:span></text:p>
          </draw:text-box>
        </draw:frame>
        <draw:frame draw:style-name="Mgr8" draw:text-style-name="MP6" draw:layer="backgroundobjects" svg:width="0.739cm" svg:height="0.725cm" svg:x="17.364cm" svg:y="11.791cm">
          <draw:text-box>
            <text:p><text:span text:style-name="MT1">0</text:span></text:p>
          </draw:text-box>
        </draw:frame>
        <draw:frame draw:style-name="Mgr8" draw:text-style-name="MP6" draw:layer="backgroundobjects" svg:width="0.739cm" svg:height="0.725cm" svg:x="17.364cm" svg:y="11.308cm">
          <draw:text-box>
            <text:p><text:span text:style-name="MT1">1</text:span></text:p>
          </draw:text-box>
        </draw:frame>
        <draw:frame draw:style-name="Mgr8" draw:text-style-name="MP6" draw:layer="backgroundobjects" svg:width="0.739cm" svg:height="0.725cm" svg:x="17.364cm" svg:y="10.8cm">
          <draw:text-box>
            <text:p><text:span text:style-name="MT1">2</text:span></text:p>
          </draw:text-box>
        </draw:frame>
      </draw:g>
      <draw:line draw:style-name="Mgr4" draw:text-style-name="MP3" draw:layer="backgroundobjects" svg:x1="10.542cm" svg:y1="11.09cm" svg:x2="17.401cm" svg:y2="10.414cm">
        <text:p/>
      </draw:line>
      <draw:line draw:style-name="Mgr4" draw:text-style-name="MP3" draw:layer="backgroundobjects" svg:x1="10.446cm" svg:y1="10.607cm" svg:x2="17.402cm" svg:y2="9.931cm">
        <text:p/>
      </draw:line>
      <draw:line draw:style-name="Mgr4" draw:text-style-name="MP3" draw:layer="backgroundobjects" svg:x1="10.446cm" svg:y1="10.124cm" svg:x2="17.402cm" svg:y2="9.448cm">
        <text:p/>
      </draw:line>
      <draw:line draw:style-name="Mgr4" draw:text-style-name="MP3" draw:layer="backgroundobjects" svg:x1="10.446cm" svg:y1="6.549cm" svg:x2="17.402cm" svg:y2="5.873cm">
        <text:p/>
      </draw:line>
      <draw:line draw:style-name="Mgr4" draw:text-style-name="MP3" draw:layer="backgroundobjects" svg:x1="10.446cm" svg:y1="6.066cm" svg:x2="17.402cm" svg:y2="5.39cm">
        <text:p/>
      </draw:line>
      <draw:line draw:style-name="Mgr4" draw:text-style-name="MP3" draw:layer="backgroundobjects" svg:x1="10.446cm" svg:y1="5.583cm" svg:x2="17.402cm" svg:y2="4.907cm">
        <text:p/>
      </draw:line>
      <draw:line draw:style-name="Mgr4" draw:text-style-name="MP3" draw:layer="backgroundobjects" svg:x1="10.446cm" svg:y1="10.124cm" svg:x2="13.151cm" svg:y2="6.453cm">
        <text:p/>
      </draw:line>
      <draw:line draw:style-name="Mgr4" draw:text-style-name="MP3" draw:layer="backgroundobjects" svg:x1="10.446cm" svg:y1="10.608cm" svg:x2="13.151cm" svg:y2="7.033cm">
        <text:p/>
      </draw:line>
      <draw:line draw:style-name="Mgr4" draw:text-style-name="MP3" draw:layer="backgroundobjects" svg:x1="10.446cm" svg:y1="11.091cm" svg:x2="13.151cm" svg:y2="7.516cm">
        <text:p/>
      </draw:line>
      <draw:custom-shape draw:style-name="Mgr11" draw:text-style-name="MP2" draw:layer="backgroundobjects" svg:width="3.671cm" svg:height="0.387cm" svg:x="13.151cm" svg:y="6.356cm">
        <text:p/>
        <draw:enhanced-geometry svg:viewBox="0 0 21600 21600" draw:type="rectangle" draw:enhanced-path="M 0 0 L 21600 0 21600 21600 0 21600 0 0 Z N"/>
      </draw:custom-shape>
      <draw:custom-shape draw:style-name="Mgr11" draw:text-style-name="MP2" draw:layer="backgroundobjects" svg:width="3.671cm" svg:height="0.387cm" svg:x="13.151cm" svg:y="6.839cm">
        <text:p/>
        <draw:enhanced-geometry svg:viewBox="0 0 21600 21600" draw:type="rectangle" draw:enhanced-path="M 0 0 L 21600 0 21600 21600 0 21600 0 0 Z N"/>
      </draw:custom-shape>
      <draw:custom-shape draw:style-name="Mgr11" draw:text-style-name="MP2" draw:layer="backgroundobjects" svg:width="3.671cm" svg:height="0.387cm" svg:x="13.151cm" svg:y="7.322cm">
        <text:p/>
        <draw:enhanced-geometry svg:viewBox="0 0 21600 21600" draw:type="rectangle" draw:enhanced-path="M 0 0 L 21600 0 21600 21600 0 21600 0 0 Z N"/>
      </draw:custom-shape>
      <draw:line draw:style-name="Mgr4" draw:text-style-name="MP3" draw:layer="backgroundobjects" svg:x1="16.822cm" svg:y1="6.55cm" svg:x2="17.402cm" svg:y2="6.55cm">
        <text:p/>
      </draw:line>
      <draw:line draw:style-name="Mgr4" draw:text-style-name="MP3" draw:layer="backgroundobjects" svg:x1="16.822cm" svg:y1="7.033cm" svg:x2="17.402cm" svg:y2="7.033cm">
        <text:p/>
      </draw:line>
      <draw:line draw:style-name="Mgr4" draw:text-style-name="MP3" draw:layer="backgroundobjects" svg:x1="16.822cm" svg:y1="7.516cm" svg:x2="17.402cm" svg:y2="7.516cm">
        <text:p/>
      </draw:line>
      <draw:frame draw:style-name="Mgr12" draw:text-style-name="MP5" draw:layer="backgroundobjects" svg:width="0.676cm" svg:height="0.962cm" svg:x="10.446cm" svg:y="10.704cm">
        <draw:text-box>
          <text:p>0</text:p>
        </draw:text-box>
      </draw:frame>
      <draw:frame draw:style-name="Mgr12" draw:text-style-name="MP5" draw:layer="backgroundobjects" svg:width="0.676cm" svg:height="0.962cm" svg:x="10.446cm" svg:y="10.704cm">
        <draw:text-box>
          <text:p>0</text:p>
        </draw:text-box>
      </draw:frame>
      <draw:frame draw:style-name="Mgr12" draw:text-style-name="MP5" draw:layer="backgroundobjects" svg:width="0.676cm" svg:height="0.962cm" svg:x="10.446cm" svg:y="10.704cm">
        <draw:text-box>
          <text:p>0</text:p>
        </draw:text-box>
      </draw:frame>
      <draw:frame draw:style-name="Mgr12" draw:text-style-name="MP5" draw:layer="backgroundobjects" svg:width="0.676cm" svg:height="0.962cm" svg:x="10.446cm" svg:y="10.064cm">
        <draw:text-box>
          <text:p>1</text:p>
        </draw:text-box>
      </draw:frame>
      <draw:frame draw:style-name="Mgr12" draw:text-style-name="MP5" draw:layer="backgroundobjects" svg:width="0.676cm" svg:height="0.962cm" svg:x="10.446cm" svg:y="9.485cm">
        <draw:text-box>
          <text:p>2</text:p>
        </draw:text-box>
      </draw:frame>
      <draw:frame draw:style-name="Mgr12" draw:text-style-name="MP5" draw:layer="backgroundobjects" svg:width="0.676cm" svg:height="0.962cm" svg:x="10.446cm" svg:y="6.066cm">
        <draw:text-box>
          <text:p>3</text:p>
        </draw:text-box>
      </draw:frame>
      <draw:frame draw:style-name="Mgr12" draw:text-style-name="MP5" draw:layer="backgroundobjects" svg:width="0.676cm" svg:height="0.962cm" svg:x="10.446cm" svg:y="5.524cm">
        <draw:text-box>
          <text:p>4</text:p>
        </draw:text-box>
      </draw:frame>
      <draw:frame draw:style-name="Mgr12" draw:text-style-name="MP5" draw:layer="backgroundobjects" svg:width="0.676cm" svg:height="0.962cm" svg:x="10.446cm" svg:y="4.944cm">
        <draw:text-box>
          <text:p>5</text:p>
        </draw:text-box>
      </draw:frame>
      <draw:g>
        <draw:custom-shape draw:style-name="Mgr13" draw:text-style-name="MP2" draw:layer="backgroundobjects" svg:width="3.671cm" svg:height="0.386cm" svg:x="13.151cm" svg:y="10.897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2" draw:layer="backgroundobjects" svg:width="3.671cm" svg:height="0.386cm" svg:x="13.151cm" svg:y="11.38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" draw:layer="backgroundobjects" svg:width="3.671cm" svg:height="0.387cm" svg:x="13.151cm" svg:y="11.863cm">
          <text:p/>
          <draw:enhanced-geometry svg:viewBox="0 0 21600 21600" draw:type="rectangle" draw:enhanced-path="M 0 0 L 21600 0 21600 21600 0 21600 0 0 Z N"/>
        </draw:custom-shape>
        <draw:line draw:style-name="Mgr4" draw:text-style-name="MP3" draw:layer="backgroundobjects" svg:x1="16.822cm" svg:y1="11.09cm" svg:x2="17.402cm" svg:y2="11.09cm">
          <text:p/>
        </draw:line>
        <draw:line draw:style-name="Mgr4" draw:text-style-name="MP3" draw:layer="backgroundobjects" svg:x1="16.822cm" svg:y1="11.573cm" svg:x2="17.402cm" svg:y2="11.573cm">
          <text:p/>
        </draw:line>
        <draw:line draw:style-name="Mgr4" draw:text-style-name="MP3" draw:layer="backgroundobjects" svg:x1="16.822cm" svg:y1="12.056cm" svg:x2="17.402cm" svg:y2="12.056cm">
          <text:p/>
        </draw:line>
      </draw:g>
      <draw:g>
        <draw:custom-shape draw:style-name="Mgr11" draw:text-style-name="MP2" draw:layer="backgroundobjects" svg:width="3.671cm" svg:height="0.387cm" svg:x="13.151cm" svg:y="8.095cm">
          <text:p/>
          <draw:enhanced-geometry svg:viewBox="0 0 21600 21600" draw:type="rectangle" draw:enhanced-path="M 0 0 L 21600 0 21600 21600 0 21600 0 0 Z N"/>
        </draw:custom-shape>
        <draw:line draw:style-name="Mgr4" draw:text-style-name="MP3" draw:layer="backgroundobjects" svg:x1="16.822cm" svg:y1="8.288cm" svg:x2="17.402cm" svg:y2="8.288cm">
          <text:p/>
        </draw:line>
      </draw:g>
      <draw:g>
        <draw:custom-shape draw:style-name="Mgr11" draw:text-style-name="MP2" draw:layer="backgroundobjects" svg:width="3.671cm" svg:height="0.387cm" svg:x="13.151cm" svg:y="12.539cm">
          <text:p/>
          <draw:enhanced-geometry svg:viewBox="0 0 21600 21600" draw:type="rectangle" draw:enhanced-path="M 0 0 L 21600 0 21600 21600 0 21600 0 0 Z N"/>
        </draw:custom-shape>
        <draw:line draw:style-name="Mgr4" draw:text-style-name="MP3" draw:layer="backgroundobjects" svg:x1="16.822cm" svg:y1="12.733cm" svg:x2="17.402cm" svg:y2="12.733cm">
          <text:p/>
        </draw:line>
      </draw:g>
      <draw:custom-shape draw:style-name="Mgr6" draw:text-style-name="MP2" draw:layer="backgroundobjects" svg:width="0.386cm" svg:height="0.387cm" svg:x="17.402cm" svg:y="8.095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draw:style-name="Mgr6" draw:text-style-name="MP2" draw:layer="backgroundobjects" svg:width="0.386cm" svg:height="0.387cm" svg:x="17.402cm" svg:y="12.539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line draw:style-name="Mgr4" draw:text-style-name="MP3" draw:layer="backgroundobjects" svg:x1="10.542cm" svg:y1="5.583cm" svg:x2="13.15cm" svg:y2="11.09cm">
        <text:p/>
      </draw:line>
      <draw:line draw:style-name="Mgr4" draw:text-style-name="MP3" draw:layer="backgroundobjects" svg:x1="10.542cm" svg:y1="6.066cm" svg:x2="13.15cm" svg:y2="11.573cm">
        <text:p/>
      </draw:line>
      <draw:line draw:style-name="Mgr4" draw:text-style-name="MP3" draw:layer="backgroundobjects" svg:x1="10.446cm" svg:y1="6.55cm" svg:x2="13.151cm" svg:y2="12.153cm">
        <text:p/>
      </draw:line>
      <draw:custom-shape draw:style-name="Mgr14" draw:text-style-name="MP4" draw:layer="backgroundobjects" svg:width="15.651cm" svg:height="3.478cm" svg:x="3.2cm" svg:y="15.921cm">
        <text:p/>
        <draw:enhanced-geometry svg:viewBox="0 0 21600 21600" draw:type="rectangle" draw:enhanced-path="M 0 0 L 21600 0 21600 21600 0 21600 0 0 Z N"/>
      </draw:custom-shape>
      <draw:frame draw:style-name="Mgr12" draw:text-style-name="MP5" draw:layer="backgroundobjects" svg:width="0.676cm" svg:height="0.962cm" svg:x="18.851cm" svg:y="10.957cm">
        <draw:text-box>
          <text:p>0</text:p>
        </draw:text-box>
      </draw:frame>
      <draw:frame draw:style-name="Mgr12" draw:text-style-name="MP5" draw:layer="backgroundobjects" svg:width="0.676cm" svg:height="0.962cm" svg:x="18.851cm" svg:y="10.957cm">
        <draw:text-box>
          <text:p>0</text:p>
        </draw:text-box>
      </draw:frame>
      <draw:frame draw:style-name="Mgr12" draw:text-style-name="MP5" draw:layer="backgroundobjects" svg:width="0.676cm" svg:height="0.962cm" svg:x="18.851cm" svg:y="10.957cm">
        <draw:text-box>
          <text:p>0</text:p>
        </draw:text-box>
      </draw:frame>
      <draw:frame draw:style-name="Mgr12" draw:text-style-name="MP5" draw:layer="backgroundobjects" svg:width="0.676cm" svg:height="0.962cm" svg:x="18.851cm" svg:y="10.317cm">
        <draw:text-box>
          <text:p>1</text:p>
        </draw:text-box>
      </draw:frame>
      <draw:frame draw:style-name="Mgr12" draw:text-style-name="MP5" draw:layer="backgroundobjects" svg:width="0.676cm" svg:height="0.962cm" svg:x="18.851cm" svg:y="9.738cm">
        <draw:text-box>
          <text:p>2</text:p>
        </draw:text-box>
      </draw:frame>
      <draw:frame draw:style-name="Mgr12" draw:text-style-name="MP5" draw:layer="backgroundobjects" svg:width="0.676cm" svg:height="0.962cm" svg:x="18.851cm" svg:y="6.32cm">
        <draw:text-box>
          <text:p>3</text:p>
        </draw:text-box>
      </draw:frame>
      <draw:frame draw:style-name="Mgr12" draw:text-style-name="MP5" draw:layer="backgroundobjects" svg:width="0.676cm" svg:height="0.962cm" svg:x="18.851cm" svg:y="5.777cm">
        <draw:text-box>
          <text:p>4</text:p>
        </draw:text-box>
      </draw:frame>
      <draw:frame draw:style-name="Mgr12" draw:text-style-name="MP5" draw:layer="backgroundobjects" svg:width="0.676cm" svg:height="0.962cm" svg:x="18.851cm" svg:y="5.197cm">
        <draw:text-box>
          <text:p>5</text:p>
        </draw:text-box>
      </draw:frame>
      <draw:line draw:style-name="Mgr4" draw:text-style-name="MP3" draw:layer="backgroundobjects" svg:x1="11.122cm" svg:y1="8.192cm" svg:x2="13.054cm" svg:y2="8.192cm">
        <text:p/>
      </draw:line>
      <draw:frame draw:style-name="Mgr15" draw:text-style-name="MP6" draw:layer="backgroundobjects" svg:width="1.827cm" svg:height="0.725cm" svg:x="10.999cm" svg:y="7.685cm">
        <draw:text-box>
          <text:p><text:span text:style-name="MT1">L</text:span><text:span text:style-name="MT1">1</text:span><text:span text:style-name="MT1">-</text:span><text:span text:style-name="MT1">0</text:span><text:span text:style-name="MT1">.</text:span><text:span text:style-name="MT1">.</text:span><text:span text:style-name="MT1">5</text:span></text:p>
        </draw:text-box>
      </draw:frame>
      <draw:line draw:style-name="Mgr4" draw:text-style-name="MP3" draw:layer="backgroundobjects" svg:x1="11.219cm" svg:y1="12.733cm" svg:x2="13.151cm" svg:y2="12.733cm">
        <text:p/>
      </draw:line>
      <draw:frame draw:style-name="Mgr15" draw:text-style-name="MP6" draw:layer="backgroundobjects" svg:width="1.827cm" svg:height="0.725cm" svg:x="11.096cm" svg:y="12.225cm">
        <draw:text-box>
          <text:p><text:span text:style-name="MT1">L</text:span><text:span text:style-name="MT1">1</text:span><text:span text:style-name="MT1">-</text:span><text:span text:style-name="MT1">0</text:span><text:span text:style-name="MT1">.</text:span><text:span text:style-name="MT1">.</text:span><text:span text:style-name="MT1">5</text:span></text:p>
        </draw:text-box>
      </draw:frame>
      <draw:frame draw:style-name="Mgr12" draw:text-style-name="MP5" draw:layer="backgroundobjects" svg:width="1.256cm" svg:height="0.962cm" svg:x="18.754cm" svg:y="2.335cm">
        <draw:text-box>
          <text:p>L2</text:p>
        </draw:text-box>
      </draw:frame>
      <draw:frame draw:style-name="Mgr12" draw:text-style-name="MP5" draw:layer="backgroundobjects" svg:width="1.256cm" svg:height="0.962cm" svg:x="10.349cm" svg:y="2.239cm">
        <draw:text-box>
          <text:p>L1</text:p>
        </draw:text-box>
      </draw:frame>
      <draw:frame draw:style-name="Mgr16" draw:text-style-name="MP5" draw:layer="backgroundobjects" svg:width="2.826cm" svg:height="0.962cm" draw:transform="rotate (1.5707963267949) translate (14.54cm 15.727cm)">
        <draw:text-box>
          <text:p>L0-13..0</text:p>
        </draw:text-box>
      </draw:frame>
      <draw:custom-shape draw:style-name="Mgr17" draw:text-style-name="MP4" draw:layer="backgroundobjects" svg:width="1.256cm" svg:height="13.332cm" svg:x="3.2cm" svg:y="1.719cm">
        <text:p/>
        <draw:enhanced-geometry svg:viewBox="0 0 21600 21600" draw:type="rectangle" draw:enhanced-path="M 0 0 L 21600 0 21600 21600 0 21600 0 0 Z N"/>
      </draw:custom-shape>
      <draw:frame draw:style-name="Mgr12" draw:text-style-name="MP5" draw:layer="backgroundobjects" svg:width="1.256cm" svg:height="0.962cm" svg:x="3.297cm" svg:y="1.622cm">
        <draw:text-box>
          <text:p>L0</text:p>
        </draw:text-box>
      </draw:frame>
      <draw:frame draw:style-name="Mgr12" draw:text-style-name="MP5" draw:layer="backgroundobjects" svg:width="1.256cm" svg:height="0.962cm" svg:x="3.2cm" svg:y="15.921cm">
        <draw:text-box>
          <text:p>L0</text:p>
        </draw:text-box>
      </draw:frame>
      <draw:custom-shape draw:style-name="Mgr18" draw:text-style-name="MP4" draw:layer="backgroundobjects" svg:width="4.251cm" svg:height="8.888cm" svg:x="21.749cm" svg:y="3.458cm">
        <text:p/>
        <draw:enhanced-geometry svg:viewBox="0 0 21600 21600" draw:type="rectangle" draw:enhanced-path="M 0 0 L 21600 0 21600 21600 0 21600 0 0 Z N"/>
      </draw:custom-shape>
      <draw:custom-shape draw:style-name="Mgr19" draw:text-style-name="MP4" draw:layer="backgroundobjects" svg:width="4.251cm" svg:height="5.797cm" svg:x="21.749cm" svg:y="13.119cm">
        <text:p/>
        <draw:enhanced-geometry svg:viewBox="0 0 21600 21600" draw:type="rectangle" draw:enhanced-path="M 0 0 L 21600 0 21600 21600 0 21600 0 0 Z N"/>
      </draw:custom-shape>
      <draw:frame draw:style-name="Mgr12" draw:text-style-name="MP5" draw:layer="backgroundobjects" svg:width="1.256cm" svg:height="0.962cm" svg:x="22.329cm" svg:y="3.361cm">
        <draw:text-box>
          <text:p>L3</text:p>
        </draw:text-box>
      </draw:frame>
      <draw:frame draw:style-name="Mgr12" draw:text-style-name="MP5" draw:layer="backgroundobjects" svg:width="1.256cm" svg:height="0.962cm" svg:x="22.522cm" svg:y="13.022cm">
        <draw:text-box>
          <text:p>L3</text:p>
        </draw:text-box>
      </draw:frame>
      <draw:custom-shape draw:style-name="Mgr20" draw:text-style-name="MP2" draw:layer="backgroundobjects" svg:width="0.579cm" svg:height="8.791cm" svg:x="19.914cm" svg:y="4.231cm">
        <text:p/>
        <draw:enhanced-geometry svg:viewBox="0 0 21600 21600" draw:type="rectangle" draw:enhanced-path="M 0 0 L 21600 0 21600 21600 0 21600 0 0 Z N"/>
      </draw:custom-shape>
      <draw:line draw:style-name="Mgr4" draw:text-style-name="MP3" draw:layer="backgroundobjects" svg:x1="18.947cm" svg:y1="5.68cm" svg:x2="19.913cm" svg:y2="5.68cm">
        <text:p/>
      </draw:line>
      <draw:line draw:style-name="Mgr4" draw:text-style-name="MP3" draw:layer="backgroundobjects" svg:x1="18.947cm" svg:y1="6.163cm" svg:x2="19.913cm" svg:y2="6.163cm">
        <text:p/>
      </draw:line>
      <draw:line draw:style-name="Mgr4" draw:text-style-name="MP3" draw:layer="backgroundobjects" svg:x1="18.947cm" svg:y1="6.646cm" svg:x2="19.913cm" svg:y2="6.646cm">
        <text:p/>
      </draw:line>
      <draw:line draw:style-name="Mgr4" draw:text-style-name="MP3" draw:layer="backgroundobjects" svg:x1="18.947cm" svg:y1="10.221cm" svg:x2="19.816cm" svg:y2="10.221cm">
        <text:p/>
      </draw:line>
      <draw:line draw:style-name="Mgr4" draw:text-style-name="MP3" draw:layer="backgroundobjects" svg:x1="18.947cm" svg:y1="10.704cm" svg:x2="19.913cm" svg:y2="10.704cm">
        <text:p/>
      </draw:line>
      <draw:line draw:style-name="Mgr4" draw:text-style-name="MP3" draw:layer="backgroundobjects" svg:x1="18.947cm" svg:y1="11.187cm" svg:x2="19.913cm" svg:y2="11.187cm">
        <text:p/>
      </draw:line>
      <draw:line draw:style-name="Mgr4" draw:text-style-name="MP3" draw:layer="backgroundobjects" svg:x1="20.493cm" svg:y1="5.68cm" svg:x2="21.749cm" svg:y2="5.68cm">
        <text:p/>
      </draw:line>
      <draw:line draw:style-name="Mgr4" draw:text-style-name="MP3" draw:layer="backgroundobjects" svg:x1="20.493cm" svg:y1="11.09cm" svg:x2="21.749cm" svg:y2="11.09cm">
        <text:p/>
      </draw:line>
      <draw:frame draw:style-name="Mgr21" draw:text-style-name="MP5" draw:layer="backgroundobjects" svg:width="4.015cm" svg:height="2.384cm" draw:transform="rotate (1.5707963267949) translate (22.425cm 10.081cm)">
        <draw:text-box>
          <text:p>17 <text:s/>Outputs,</text:p>
          <text:p><text:s/><text:s/><text:s/>14 X NIM,</text:p>
          <text:p><text:s/><text:s/><text:s/><text:s/><text:s/>3 x ECL</text:p>
        </draw:text-box>
      </draw:frame>
      <draw:line draw:style-name="Mgr22" draw:text-style-name="MP3" draw:layer="backgroundobjects" svg:x1="21.169cm" svg:y1="6.26cm" svg:x2="21.169cm" svg:y2="10.221cm">
        <text:p/>
      </draw:line>
      <draw:custom-shape draw:style-name="Mgr23" draw:text-style-name="MP2" draw:layer="backgroundobjects" svg:width="0.579cm" svg:height="5.121cm" svg:x="19.914cm" svg:y="13.795cm">
        <text:p/>
        <draw:enhanced-geometry svg:viewBox="0 0 21600 21600" draw:type="rectangle" draw:enhanced-path="M 0 0 L 21600 0 21600 21600 0 21600 0 0 Z N"/>
      </draw:custom-shape>
      <draw:line draw:style-name="Mgr4" draw:text-style-name="MP3" draw:layer="backgroundobjects" svg:x1="20.203cm" svg:y1="13.022cm" svg:x2="20.203cm" svg:y2="13.795cm">
        <text:p/>
      </draw:line>
      <draw:line draw:style-name="Mgr4" draw:text-style-name="MP3" draw:layer="backgroundobjects" svg:x1="18.851cm" svg:y1="16.307cm" svg:x2="19.914cm" svg:y2="16.307cm">
        <text:p/>
      </draw:line>
      <draw:line draw:style-name="Mgr4" draw:text-style-name="MP3" draw:layer="backgroundobjects" svg:x1="18.851cm" svg:y1="18.626cm" svg:x2="20.01cm" svg:y2="18.626cm">
        <text:p/>
      </draw:line>
      <draw:line draw:style-name="Mgr22" draw:text-style-name="MP3" draw:layer="backgroundobjects" svg:x1="19.237cm" svg:y1="16.597cm" svg:x2="19.237cm" svg:y2="18.336cm">
        <text:p/>
      </draw:line>
      <draw:frame draw:style-name="Mgr24" draw:text-style-name="MP7" draw:layer="backgroundobjects" svg:width="7.332cm" svg:height="3.677cm" svg:x="5.422cm" svg:y="15.883cm">
        <draw:text-box>
          <text:p><text:span text:style-name="MT2">0</text:span><text:span text:style-name="MT2">.</text:span><text:span text:style-name="MT2">.</text:span><text:span text:style-name="MT2">.</text:span><text:span text:style-name="MT2">4</text:span><text:span text:style-name="MT2">:</text:span><text:span text:style-name="MT2"> </text:span><text:span text:style-name="MT2"><text:s/></text:span><text:span text:style-name="MT2"><text:s/></text:span><text:span text:style-name="MT2"><text:s/></text:span><text:span text:style-name="MT2">4</text:span><text:span text:style-name="MT2">x</text:span><text:span text:style-name="MT2"> </text:span><text:span text:style-name="MT2">t</text:span><text:span text:style-name="MT2">i</text:span><text:span text:style-name="MT2">m</text:span><text:span text:style-name="MT2">e</text:span><text:span text:style-name="MT2">r</text:span></text:p>
          <text:p><text:span text:style-name="MT2">5</text:span><text:span text:style-name="MT2">.</text:span><text:span text:style-name="MT2">.</text:span><text:span text:style-name="MT2">.</text:span><text:span text:style-name="MT2">6</text:span><text:span text:style-name="MT2">:</text:span><text:span text:style-name="MT2"> </text:span><text:span text:style-name="MT2"><text:s/></text:span><text:span text:style-name="MT2"><text:s/></text:span><text:span text:style-name="MT2"><text:s/></text:span><text:span text:style-name="MT2">2</text:span><text:span text:style-name="MT2">x</text:span><text:span text:style-name="MT2"> </text:span><text:span text:style-name="MT2">I</text:span><text:span text:style-name="MT2">R</text:span><text:span text:style-name="MT2">Q</text:span><text:span text:style-name="MT2"> </text:span><text:span text:style-name="MT2">i</text:span><text:span text:style-name="MT2">n</text:span></text:p>
          <text:p><text:span text:style-name="MT2">7</text:span><text:span text:style-name="MT2">.</text:span><text:span text:style-name="MT2">.</text:span><text:span text:style-name="MT2">.</text:span><text:span text:style-name="MT2">8</text:span><text:span text:style-name="MT2">:</text:span><text:span text:style-name="MT2"> </text:span><text:span text:style-name="MT2"><text:s/></text:span><text:span text:style-name="MT2"><text:s/></text:span><text:span text:style-name="MT2"><text:s/></text:span><text:span text:style-name="MT2">2</text:span><text:span text:style-name="MT2">x</text:span><text:span text:style-name="MT2"> </text:span><text:span text:style-name="MT2">s</text:span><text:span text:style-name="MT2">o</text:span><text:span text:style-name="MT2">f</text:span><text:span text:style-name="MT2">t</text:span><text:span text:style-name="MT2"> </text:span><text:span text:style-name="MT2">t</text:span><text:span text:style-name="MT2">r</text:span><text:span text:style-name="MT2">i</text:span><text:span text:style-name="MT2">g</text:span><text:span text:style-name="MT2">g</text:span><text:span text:style-name="MT2">e</text:span><text:span text:style-name="MT2">r</text:span></text:p>
          <text:p><text:span text:style-name="MT2">9</text:span><text:span text:style-name="MT2">.</text:span><text:span text:style-name="MT2">.</text:span><text:span text:style-name="MT2">.</text:span><text:span text:style-name="MT2">1</text:span><text:span text:style-name="MT2">2</text:span><text:span text:style-name="MT2">:</text:span><text:span text:style-name="MT2"> </text:span><text:span text:style-name="MT2"><text:s/></text:span><text:span text:style-name="MT2">4</text:span><text:span text:style-name="MT2">x</text:span><text:span text:style-name="MT2"> </text:span><text:span text:style-name="MT2">s</text:span><text:span text:style-name="MT2">l</text:span><text:span text:style-name="MT2">a</text:span><text:span text:style-name="MT2">v</text:span><text:span text:style-name="MT2">e</text:span><text:span text:style-name="MT2"> </text:span><text:span text:style-name="MT2">t</text:span><text:span text:style-name="MT2">r</text:span><text:span text:style-name="MT2">i</text:span><text:span text:style-name="MT2">g</text:span><text:span text:style-name="MT2">g</text:span><text:span text:style-name="MT2">e</text:span><text:span text:style-name="MT2">r</text:span><text:span text:style-name="MT2"> </text:span><text:span text:style-name="MT2">i</text:span><text:span text:style-name="MT2">n</text:span></text:p>
          <text:p><text:span text:style-name="MT2">1</text:span><text:span text:style-name="MT2">3</text:span><text:span text:style-name="MT2">.</text:span><text:span text:style-name="MT2">.</text:span><text:span text:style-name="MT2">1</text:span><text:span text:style-name="MT2">4</text:span><text:span text:style-name="MT2">:</text:span><text:span text:style-name="MT2"> </text:span><text:span text:style-name="MT2">2</text:span><text:span text:style-name="MT2">x</text:span><text:span text:style-name="MT2"> </text:span><text:span text:style-name="MT2">s</text:span><text:span text:style-name="MT2">t</text:span><text:span text:style-name="MT2">a</text:span><text:span text:style-name="MT2">c</text:span><text:span text:style-name="MT2">k</text:span><text:span text:style-name="MT2"> </text:span><text:span text:style-name="MT2">b</text:span><text:span text:style-name="MT2">u</text:span><text:span text:style-name="MT2">s</text:span><text:span text:style-name="MT2">y</text:span></text:p>
        </draw:text-box>
      </draw:frame>
      <draw:g>
        <draw:line draw:style-name="Mgr4" draw:text-style-name="MP3" draw:layer="backgroundobjects" svg:x1="4.456cm" svg:y1="2.685cm" svg:x2="5.905cm" svg:y2="2.685cm">
          <text:p/>
        </draw:line>
        <draw:line draw:style-name="Mgr4" draw:text-style-name="MP3" draw:layer="backgroundobjects" svg:x1="4.456cm" svg:y1="3.168cm" svg:x2="5.905cm" svg:y2="3.168cm">
          <text:p/>
        </draw:line>
        <draw:line draw:style-name="Mgr4" draw:text-style-name="MP3" draw:layer="backgroundobjects" svg:x1="4.456cm" svg:y1="3.651cm" svg:x2="5.905cm" svg:y2="3.651cm">
          <text:p/>
        </draw:line>
        <draw:line draw:style-name="Mgr4" draw:text-style-name="MP3" draw:layer="backgroundobjects" svg:x1="4.456cm" svg:y1="4.327cm" svg:x2="6.002cm" svg:y2="4.327cm">
          <text:p/>
        </draw:line>
        <draw:line draw:style-name="Mgr4" draw:text-style-name="MP3" draw:layer="backgroundobjects" svg:x1="4.456cm" svg:y1="4.811cm" svg:x2="6.002cm" svg:y2="4.811cm">
          <text:p/>
        </draw:line>
        <draw:line draw:style-name="Mgr4" draw:text-style-name="MP3" draw:layer="backgroundobjects" svg:x1="4.456cm" svg:y1="5.294cm" svg:x2="5.905cm" svg:y2="5.294cm">
          <text:p/>
        </draw:line>
      </draw:g>
      <draw:g>
        <draw:line draw:style-name="Mgr4" draw:text-style-name="MP3" draw:layer="backgroundobjects" svg:x1="4.456cm" svg:y1="11.766cm" svg:x2="5.905cm" svg:y2="11.766cm">
          <text:p/>
        </draw:line>
        <draw:line draw:style-name="Mgr4" draw:text-style-name="MP3" draw:layer="backgroundobjects" svg:x1="4.456cm" svg:y1="12.25cm" svg:x2="5.905cm" svg:y2="12.25cm">
          <text:p/>
        </draw:line>
        <draw:line draw:style-name="Mgr4" draw:text-style-name="MP3" draw:layer="backgroundobjects" svg:x1="4.456cm" svg:y1="12.733cm" svg:x2="5.905cm" svg:y2="12.733cm">
          <text:p/>
        </draw:line>
        <draw:line draw:style-name="Mgr4" draw:text-style-name="MP3" draw:layer="backgroundobjects" svg:x1="4.456cm" svg:y1="13.409cm" svg:x2="6.002cm" svg:y2="13.409cm">
          <text:p/>
        </draw:line>
        <draw:line draw:style-name="Mgr4" draw:text-style-name="MP3" draw:layer="backgroundobjects" svg:x1="4.456cm" svg:y1="13.892cm" svg:x2="6.002cm" svg:y2="13.892cm">
          <text:p/>
        </draw:line>
        <draw:line draw:style-name="Mgr4" draw:text-style-name="MP3" draw:layer="backgroundobjects" svg:x1="4.456cm" svg:y1="14.375cm" svg:x2="5.905cm" svg:y2="14.375cm">
          <text:p/>
        </draw:line>
      </draw:g>
      <draw:frame draw:style-name="Mgr25" draw:text-style-name="MP5" draw:layer="backgroundobjects" svg:width="0.825cm" svg:height="0.962cm" svg:x="3.728cm" svg:y="13.929cm">
        <draw:text-box>
          <text:p>0</text:p>
        </draw:text-box>
      </draw:frame>
      <draw:frame draw:style-name="Mgr25" draw:text-style-name="MP5" draw:layer="backgroundobjects" svg:width="0.825cm" svg:height="0.962cm" svg:x="3.728cm" svg:y="11.32cm">
        <draw:text-box>
          <text:p>5</text:p>
        </draw:text-box>
      </draw:frame>
      <draw:frame draw:style-name="Mgr26" draw:text-style-name="MP5" draw:layer="backgroundobjects" svg:width="0.824cm" svg:height="0.962cm" svg:x="3.825cm" svg:y="7.746cm">
        <draw:text-box>
          <text:p>7</text:p>
        </draw:text-box>
      </draw:frame>
      <draw:frame draw:style-name="Mgr26" draw:text-style-name="MP5" draw:layer="backgroundobjects" svg:width="0.824cm" svg:height="0.962cm" svg:x="3.876cm" svg:y="4.811cm">
        <draw:text-box>
          <text:p>8</text:p>
        </draw:text-box>
      </draw:frame>
      <draw:frame draw:style-name="Mgr27" draw:text-style-name="MP5" draw:layer="backgroundobjects" svg:width="1.164cm" svg:height="1.673cm" svg:x="3.582cm" svg:y="2.239cm">
        <draw:text-box>
          <text:p>13</text:p>
        </draw:text-box>
      </draw:frame>
      <draw:line draw:style-name="Mgr4" draw:text-style-name="MP3" draw:layer="backgroundobjects" svg:x1="4.456cm" svg:y1="12.25cm" svg:x2="5.905cm" svg:y2="9.738cm">
        <text:p/>
      </draw:line>
      <draw:line draw:style-name="Mgr4" draw:text-style-name="MP3" draw:layer="backgroundobjects" svg:x1="4.456cm" svg:y1="11.767cm" svg:x2="5.905cm" svg:y2="9.255cm">
        <text:p/>
      </draw:line>
      <draw:line draw:style-name="Mgr4" draw:text-style-name="MP3" draw:layer="backgroundobjects" svg:x1="4.456cm" svg:y1="5.294cm" svg:x2="5.905cm" svg:y2="7.613cm">
        <text:p/>
      </draw:line>
      <draw:line draw:style-name="Mgr4" draw:text-style-name="MP3" draw:layer="backgroundobjects" svg:x1="4.456cm" svg:y1="4.811cm" svg:x2="5.905cm" svg:y2="7.13cm">
        <text:p/>
      </draw:line>
      <draw:frame draw:style-name="Mgr26" draw:text-style-name="MP5" draw:layer="backgroundobjects" svg:width="0.824cm" svg:height="0.962cm" svg:x="3.825cm" svg:y="8.385cm">
        <draw:text-box>
          <text:p>6</text:p>
        </draw:text-box>
      </draw:frame>
      <draw:line draw:style-name="Mgr4" draw:text-style-name="MP3" draw:layer="backgroundobjects" svg:x1="4.456cm" svg:y1="8.095cm" svg:x2="5.905cm" svg:y2="8.095cm">
        <text:p/>
      </draw:line>
      <draw:line draw:style-name="Mgr4" draw:text-style-name="MP3" draw:layer="backgroundobjects" svg:x1="4.456cm" svg:y1="8.772cm" svg:x2="5.905cm" svg:y2="8.772cm">
        <text:p/>
      </draw:line>
      <draw:frame draw:style-name="Mgr28" draw:text-style-name="MP5" draw:layer="backgroundobjects" svg:width="4.243cm" svg:height="3.677cm" svg:x="21.59cm" svg:y="14.68cm">
        <draw:text-box>
          <text:p><text:span text:style-name="MT2">0</text:span><text:span text:style-name="MT2">.</text:span><text:span text:style-name="MT2">.</text:span><text:span text:style-name="MT2">3</text:span><text:span text:style-name="MT2">:</text:span><text:span text:style-name="MT2"> </text:span></text:p>
          <text:p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S</text:span><text:span text:style-name="MT2">t</text:span><text:span text:style-name="MT2">a</text:span><text:span text:style-name="MT2">c</text:span><text:span text:style-name="MT2">k</text:span><text:span text:style-name="MT2"> </text:span><text:span text:style-name="MT2">s</text:span><text:span text:style-name="MT2">t</text:span><text:span text:style-name="MT2">a</text:span><text:span text:style-name="MT2">r</text:span><text:span text:style-name="MT2">t</text:span></text:p>
          <text:p><text:span text:style-name="MT2">4</text:span><text:span text:style-name="MT2">.</text:span><text:span text:style-name="MT2">.</text:span><text:span text:style-name="MT2">7</text:span><text:span text:style-name="MT2">:</text:span><text:span text:style-name="MT2"> </text:span></text:p>
          <text:p><text:span text:style-name="MT2"><text:s/></text:span><text:span text:style-name="MT2"><text:s/></text:span><text:span text:style-name="MT2"><text:s/></text:span><text:span text:style-name="MT2"><text:s/></text:span><text:span text:style-name="MT2"><text:s/>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r</text:span><text:span text:style-name="MT2">i</text:span><text:span text:style-name="MT2">g</text:span></text:p>
          <text:p/>
        </draw:text-box>
      </draw:frame>
      <draw:frame draw:style-name="Mgr29" draw:text-style-name="MP5" draw:layer="backgroundobjects" svg:width="2.6cm" svg:height="1.673cm" draw:transform="rotate (1.5707963267949) translate (3cm 7.8cm)">
        <draw:text-box>
          <text:p>Inputs, NIM</text:p>
        </draw:text-box>
      </draw:frame>
      <draw:frame draw:style-name="Mgr30" draw:text-style-name="MP5" draw:layer="backgroundobjects" svg:width="7.694cm" svg:height="0.962cm" svg:x="10.006cm" svg:y="0.838cm">
        <draw:text-box>
          <text:p>MVLC Trigger / IO Layout</text:p>
        </draw:text-box>
      </draw:frame>
    </style:master-page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5:04:03.120000000</meta:creation-date>
    <dc:date>2019-09-06T11:32:16.189858468</dc:date>
    <meta:editing-duration>PT2H8M41S</meta:editing-duration>
    <meta:editing-cycles>18</meta:editing-cycles>
    <meta:generator>LibreOffice/6.1.5.2$Linux_X86_64 LibreOffice_project/10$Build-2</meta:generator>
    <meta:print-date>2019-08-13T09:23:05.661000000</meta:print-date>
    <meta:document-statistic meta:object-count="563"/>
  </office:meta>
</office:document-meta>
</file>